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2.75cm" fo:min-width="17.791cm"/>
    </style:style>
    <style:style style:name="gr3" style:family="graphic" style:parent-style-name="CodeBox">
      <style:graphic-properties draw:fill="solid" draw:fill-color="#ff9966" fo:min-height="3.641cm" fo:min-width="12.349cm"/>
    </style:style>
    <style:style style:name="gr4" style:family="graphic" style:parent-style-name="standard">
      <style:graphic-properties draw:stroke="none" draw:fill="none" draw:fill-color="#ffffff" draw:textarea-horizontal-align="justify" draw:textarea-vertical-align="top" draw:auto-grow-height="true" fo:min-height="0.913cm" fo:padding-top="0.13cm" fo:padding-bottom="0.13cm" fo:padding-left="0.25cm" fo:padding-right="0.25cm" fo:wrap-option="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2" style:family="graphic" style:parent-style-name="CodeBox">
      <style:graphic-properties fo:min-height="7.365cm" fo:min-width="13.27cm"/>
    </style:style>
    <style:style style:name="gr13" style:family="graphic" style:parent-style-name="CodeBox">
      <style:graphic-properties draw:fill="solid" draw:fill-color="#ff9966" fo:min-height="3.072cm" fo:min-width="10.849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marker-end="Arrow" draw:marker-end-width="0.3cm" draw:textarea-horizontal-align="center" draw:textarea-vertical-align="middle"/>
    </style:style>
    <style:style style:name="gr16" style:family="graphic" style:parent-style-name="CodeBox">
      <style:graphic-properties fo:min-height="6.05cm" fo:min-width="11.849cm"/>
    </style:style>
    <style:style style:name="gr17" style:family="graphic" style:parent-style-name="CodeBox">
      <style:graphic-properties draw:fill="solid" draw:fill-color="#ff9966" fo:min-height="1.25cm" fo:min-width="7cm"/>
    </style:style>
    <style:style style:name="gr18" style:family="graphic" style:parent-style-name="standard">
      <style:graphic-properties svg:stroke-color="#4c4c4c" draw:textarea-horizontal-align="center" draw:textarea-vertical-align="middle"/>
    </style:style>
    <style:style style:name="gr19" style:family="graphic" style:parent-style-name="standard">
      <style:graphic-properties draw:stroke="none" draw:fill="none" draw:fill-color="#ffffff" draw:textarea-horizontal-align="justify" draw:textarea-vertical-align="top" draw:auto-grow-height="true" fo:min-height="7.621cm" fo:padding-top="0.13cm" fo:padding-bottom="0.13cm" fo:padding-left="0.25cm" fo:padding-right="0.25cm" fo:wrap-option="wrap" draw:shadow="hidden"/>
    </style:style>
    <style:style style:name="gr20" style:family="graphic" style:parent-style-name="standard">
      <style:graphic-properties draw:stroke="none" draw:fill="none" draw:fill-color="#ffffff" draw:textarea-horizontal-align="justify" draw:textarea-vertical-align="top" draw:auto-grow-height="true" fo:min-height="3.44cm" fo:padding-top="0.13cm" fo:padding-bottom="0.13cm" fo:padding-left="0.25cm" fo:padding-right="0.25cm" fo:wrap-option="wrap" draw:shadow="hidden"/>
    </style:style>
    <style:style style:name="gr21" style:family="graphic" style:parent-style-name="standard">
      <style:graphic-properties draw:stroke="none" draw:fill="none" draw:fill-color="#ffffff" draw:textarea-horizontal-align="justify" draw:textarea-vertical-align="top" draw:auto-grow-height="true" fo:min-height="4.573cm" fo:padding-top="0.13cm" fo:padding-bottom="0.13cm" fo:padding-left="0.25cm" fo:padding-right="0.25cm" fo:wrap-option="wrap" draw:shadow="hidden"/>
    </style:style>
    <style:style style:name="gr22" style:family="graphic" style:parent-style-name="CodeBox">
      <style:graphic-properties fo:min-height="5.85cm" fo:min-width="12.849cm"/>
    </style:style>
    <style:style style:name="gr23" style:family="graphic" style:parent-style-name="CodeBox">
      <style:graphic-properties draw:fill="solid" draw:fill-color="#ff9966" fo:min-height="5.503cm" fo:min-width="13.015cm"/>
    </style:style>
    <style:style style:name="gr24"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25" style:family="graphic" style:parent-style-name="standard">
      <style:graphic-properties draw:stroke="none" draw:fill="none" draw:fill-color="#ffffff" draw:textarea-horizontal-align="justify" draw:textarea-vertical-align="top" draw:auto-grow-height="true" fo:min-height="3.871cm" fo:padding-top="0.13cm" fo:padding-bottom="0.13cm" fo:padding-left="0.25cm" fo:padding-right="0.25cm" fo:wrap-option="wrap" draw:shadow="hidden"/>
    </style:style>
    <style:style style:name="gr26" style:family="graphic" style:parent-style-name="standard">
      <style:graphic-properties draw:stroke="none" draw:fill="none" draw:fill-color="#ffffff" draw:textarea-horizontal-align="justify" draw:textarea-vertical-align="top" draw:auto-grow-height="true" fo:min-height="1.74cm" fo:padding-top="0.13cm" fo:padding-bottom="0.13cm" fo:padding-left="0.25cm" fo:padding-right="0.25cm" fo:wrap-option="wrap" draw:shadow="hidden"/>
    </style:style>
    <style:style style:name="gr27" style:family="graphic" style:parent-style-name="CodeBox">
      <style:graphic-properties fo:min-height="9.227cm" fo:min-width="12.849cm"/>
    </style:style>
    <style:style style:name="gr28" style:family="graphic" style:parent-style-name="CodeBox">
      <style:graphic-properties draw:fill="solid" draw:fill-color="#ff9966" fo:min-height="4.572cm" fo:min-width="10.015cm"/>
    </style:style>
    <style:style style:name="gr29" style:family="graphic" style:parent-style-name="standard">
      <style:graphic-properties draw:stroke="none" draw:fill="none" draw:fill-color="#ffffff" draw:textarea-horizontal-align="justify" draw:textarea-vertical-align="top" draw:auto-grow-height="true" fo:min-height="2.794cm" fo:padding-top="0.123cm" fo:padding-bottom="0.123cm" fo:padding-left="0.251cm" fo:padding-right="0.251cm" fo:wrap-option="wrap" draw:shadow="hidden"/>
    </style:style>
    <style:style style:name="gr30" style:family="graphic" style:parent-style-name="standard">
      <style:graphic-properties draw:stroke="none" draw:fill="none" draw:fill-color="#ffffff" draw:textarea-horizontal-align="justify" draw:textarea-vertical-align="top" draw:auto-grow-height="true" fo:min-height="1.914cm" fo:padding-top="0.123cm" fo:padding-bottom="0.123cm" fo:padding-left="0.251cm" fo:padding-right="0.251cm" fo:wrap-option="wrap" draw:shadow="hidden"/>
    </style:style>
    <style:style style:name="gr31" style:family="graphic" style:parent-style-name="CodeBox">
      <style:graphic-properties fo:min-height="2.75cm" fo:min-width="9.4cm"/>
    </style:style>
    <style:style style:name="gr32"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3"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4" style:family="graphic" style:parent-style-name="CodeBox">
      <style:graphic-properties fo:min-height="0.848cm" fo:min-width="5.791cm"/>
    </style:style>
    <style:style style:name="gr35" style:family="graphic" style:parent-style-name="standard">
      <style:graphic-properties draw:stroke="none" draw:fill="none" draw:fill-color="#ffffff" draw:textarea-horizontal-align="justify" draw:textarea-vertical-align="top" draw:auto-grow-height="true" fo:min-height="1.24cm" fo:padding-top="0.13cm" fo:padding-bottom="0.13cm" fo:padding-left="0.25cm" fo:padding-right="0.25cm" fo:wrap-option="wrap" draw:shadow="hidden"/>
    </style:style>
    <style:style style:name="gr36" style:family="graphic" style:parent-style-name="CodeBox">
      <style:graphic-properties fo:min-height="1.579cm" fo:min-width="7.2cm"/>
    </style:style>
    <style:style style:name="gr37" style:family="graphic" style:parent-style-name="CodeBox">
      <style:graphic-properties fo:min-height="1.779cm" fo:min-width="7.2cm"/>
    </style:style>
    <style:style style:name="gr38" style:family="graphic" style:parent-style-name="CodeBox">
      <style:graphic-properties fo:min-height="3.75cm" fo:min-width="14.8cm"/>
    </style:style>
    <style:style style:name="gr39" style:family="graphic" style:parent-style-name="CodeBox">
      <style:graphic-properties fo:min-height="1.93cm" fo:min-width="18.808cm"/>
    </style:style>
    <style:style style:name="gr40" style:family="graphic" style:parent-style-name="CodeBox">
      <style:graphic-properties fo:min-height="1.779cm" fo:min-width="11.235cm"/>
    </style:style>
    <style:style style:name="gr41" style:family="graphic" style:parent-style-name="CodeBox">
      <style:graphic-properties fo:min-height="1.93cm" fo:min-width="21.349cm"/>
    </style:style>
    <style:style style:name="gr42" style:family="graphic" style:parent-style-name="CodeBox">
      <style:graphic-properties fo:min-height="0.848cm" fo:min-width="5.5cm"/>
    </style:style>
    <style:style style:name="gr43" style:family="graphic" style:parent-style-name="CodeBox">
      <style:graphic-properties fo:min-height="0.779cm" fo:min-width="11.235cm"/>
    </style:style>
    <style:style style:name="gr44" style:family="graphic" style:parent-style-name="standard">
      <style:graphic-properties draw:textarea-horizontal-align="justify" draw:textarea-vertical-align="middle" draw:auto-grow-height="false"/>
    </style:style>
    <style:style style:name="gr45"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46" style:family="graphic" style:parent-style-name="standard">
      <style:graphic-properties svg:stroke-color="#333333" draw:marker-end="Arrow" draw:marker-end-width="0.3cm" draw:textarea-horizontal-align="center" draw:textarea-vertical-align="middle"/>
    </style:style>
    <style:style style:name="gr47"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hidden"/>
    </style:style>
    <style:style style:name="gr48"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49" style:family="graphic" style:parent-style-name="CodeBox">
      <style:graphic-properties fo:min-height="0.75cm" fo:min-width="19.825cm"/>
    </style:style>
    <style:style style:name="gr50" style:family="graphic" style:parent-style-name="CodeBox">
      <style:graphic-properties fo:min-height="0.848cm" fo:min-width="6.609cm"/>
    </style:style>
    <style:style style:name="gr51" style:family="graphic" style:parent-style-name="CodeBox">
      <style:graphic-properties fo:min-height="0.848cm" fo:min-width="7.626cm"/>
    </style:style>
    <style:style style:name="gr52" style:family="graphic" style:parent-style-name="CodeBox">
      <style:graphic-properties fo:min-height="0.848cm" fo:min-width="8.642cm"/>
    </style:style>
    <style:style style:name="gr53" style:family="graphic" style:parent-style-name="CodeBox">
      <style:graphic-properties fo:min-height="3.332cm" fo:min-width="16cm"/>
    </style:style>
    <style:style style:name="gr54" style:family="graphic" style:parent-style-name="CodeBox">
      <style:graphic-properties fo:min-height="3.641cm" fo:min-width="15.266cm"/>
    </style:style>
    <style:style style:name="gr55" style:family="graphic" style:parent-style-name="CodeBox">
      <style:graphic-properties fo:min-height="3.641cm" fo:min-width="15.834cm"/>
    </style:style>
    <style:style style:name="gr56" style:family="graphic" style:parent-style-name="CodeBox">
      <style:graphic-properties fo:min-height="3.641cm" fo:min-width="16.266cm"/>
    </style:style>
    <style:style style:name="gr57" style:family="graphic" style:parent-style-name="CodeBox">
      <style:graphic-properties fo:min-height="0.549cm" fo:min-width="4.5cm"/>
    </style:style>
    <style:style style:name="gr58" style:family="graphic" style:parent-style-name="CodeBox">
      <style:graphic-properties fo:min-height="4.572cm" fo:min-width="16.266cm"/>
    </style:style>
    <style:style style:name="gr59" style:family="graphic" style:parent-style-name="standard">
      <style:graphic-properties draw:stroke="none" draw:fill="none" draw:fill-color="#ffffff" draw:textarea-horizontal-align="justify" draw:textarea-vertical-align="top" draw:auto-grow-height="true" fo:min-height="2.201cm" fo:padding-top="0.13cm" fo:padding-bottom="0.13cm" fo:padding-left="0.25cm" fo:padding-right="0.25cm" fo:wrap-option="wrap" draw:shadow="hidden"/>
    </style:style>
    <style:style style:name="gr60" style:family="graphic" style:parent-style-name="CodeBox">
      <style:graphic-properties fo:min-height="4.572cm" fo:min-width="16.766cm"/>
    </style:style>
    <style:style style:name="gr61" style:family="graphic" style:parent-style-name="standard">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2" style:family="graphic" style:parent-style-name="CodeBox">
      <style:graphic-properties fo:min-height="4.572cm" fo:min-width="18.274cm"/>
    </style:style>
    <style:style style:name="gr63" style:family="graphic" style:parent-style-name="CodeBox">
      <style:graphic-properties fo:min-height="1.779cm" fo:min-width="19.537cm"/>
    </style:style>
    <style:style style:name="gr64" style:family="graphic" style:parent-style-name="CodeBox">
      <style:graphic-properties fo:min-height="3.75cm" fo:min-width="20.333cm"/>
    </style:style>
    <style:style style:name="gr65" style:family="graphic" style:parent-style-name="CodeBox">
      <style:graphic-properties fo:min-height="7.701cm" fo:min-width="8.517cm"/>
    </style:style>
    <style:style style:name="gr66" style:family="graphic" style:parent-style-name="CodeBox">
      <style:graphic-properties draw:fill="solid" draw:fill-color="#ffcc99" fo:min-height="7.701cm" fo:min-width="9.327cm"/>
    </style:style>
    <style:style style:name="gr67" style:family="graphic" style:parent-style-name="CodeBox">
      <style:graphic-properties draw:fill="solid" draw:fill-color="#ffff99" fo:min-height="7.701cm" fo:min-width="8.827cm"/>
    </style:style>
    <style:style style:name="gr68" style:family="graphic" style:parent-style-name="standard">
      <style:graphic-properties draw:stroke="none" draw:fill="none" draw:fill-color="#ffffff" draw:textarea-horizontal-align="justify" draw:textarea-vertical-align="top" draw:auto-grow-height="true" fo:min-height="2.033cm" fo:padding-top="0.13cm" fo:padding-bottom="0.13cm" fo:padding-left="0.25cm" fo:padding-right="0.25cm" fo:wrap-option="wrap" draw:shadow="hidden"/>
    </style:style>
    <style:style style:name="gr69" style:family="graphic" style:parent-style-name="CodeBox">
      <style:graphic-properties fo:min-height="0.75cm" fo:min-width="15.758cm"/>
    </style:style>
    <style:style style:name="gr70" style:family="graphic" style:parent-style-name="CodeBox">
      <style:graphic-properties fo:min-height="1.779cm" fo:min-width="20.333cm"/>
    </style:style>
    <style:style style:name="gr7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72" style:family="graphic" style:parent-style-name="CodeBox">
      <style:graphic-properties fo:min-height="1.25cm" fo:min-width="16.766cm"/>
    </style:style>
    <style:style style:name="gr73" style:family="graphic" style:parent-style-name="CodeBox">
      <style:graphic-properties fo:min-height="2.71cm" fo:min-width="18.024cm"/>
    </style:style>
    <style:style style:name="gr74" style:family="graphic" style:parent-style-name="standard">
      <style:graphic-properties svg:stroke-color="#ff0000" draw:textarea-horizontal-align="center" draw:textarea-vertical-align="middle"/>
    </style:style>
    <style:style style:name="gr75" style:family="graphic" style:parent-style-name="CodeBox">
      <style:graphic-properties fo:min-height="4.572cm" fo:min-width="21.858cm"/>
    </style:style>
    <style:style style:name="gr76" style:family="graphic" style:parent-style-name="CodeBox">
      <style:graphic-properties fo:min-height="3.55cm" fo:min-width="11.441cm"/>
    </style:style>
    <style:style style:name="gr77" style:family="graphic" style:parent-style-name="CodeBox">
      <style:graphic-properties fo:min-height="4.593cm" fo:min-width="8.941cm"/>
    </style:style>
    <style:style style:name="gr78" style:family="graphic" style:parent-style-name="CodeBox">
      <style:graphic-properties fo:min-height="2.71cm" fo:min-width="15.758cm"/>
    </style:style>
    <style:style style:name="gr79" style:family="graphic" style:parent-style-name="CodeBox">
      <style:graphic-properties fo:min-height="1.779cm" fo:min-width="15.758cm"/>
    </style:style>
    <style:style style:name="gr80" style:family="graphic" style:parent-style-name="CodeBox">
      <style:graphic-properties fo:min-height="1.779cm" fo:min-width="22.366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36pt" style:font-size-asian="36pt" style:font-size-complex="36pt"/>
    </style:style>
    <style:style style:name="P2" style:family="paragraph">
      <style:text-properties fo:font-size="24pt" style:font-size-asian="18pt" style:font-size-complex="18pt"/>
    </style:style>
    <style:style style:name="P3" style:family="paragraph">
      <style:paragraph-properties fo:margin-left="0cm" fo:margin-right="0cm" fo:line-height="100%" fo:text-indent="0cm"/>
      <style:text-properties fo:font-size="24pt" style:font-size-asian="24pt" style:font-size-complex="24pt"/>
    </style:style>
    <style:style style:name="P4" style:family="paragraph">
      <style:paragraph-properties fo:margin-left="0cm" fo:margin-right="0cm" fo:line-height="100%" fo:text-indent="0cm" style:writing-mode="lr-tb" style:font-independent-line-spacing="true"/>
      <style:text-properties fo:font-size="24pt" style:font-size-asian="24pt" style:font-size-complex="24pt"/>
    </style:style>
    <style:style style:name="P5" style:family="paragraph">
      <style:paragraph-properties fo:text-align="center"/>
    </style:style>
    <style:style style:name="P6" style:family="paragraph">
      <style:paragraph-properties style:writing-mode="lr-tb" style:font-independent-line-spacing="true"/>
    </style:style>
    <style:style style:name="P7" style:family="paragraph">
      <style:text-properties fo:font-size="20pt"/>
    </style:style>
    <style:style style:name="P8" style:family="paragraph">
      <style:paragraph-properties fo:margin-left="0cm" fo:margin-right="0cm" fo:line-height="100%" fo:text-indent="0cm"/>
      <style:text-properties fo:font-size="32pt" style:font-size-asian="32pt" style:font-size-complex="32pt"/>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4pt"/>
    </style:style>
    <style:style style:name="P11" style:family="paragraph">
      <style:paragraph-properties fo:margin-left="0cm" fo:margin-right="0cm" fo:line-height="100%" fo:text-indent="0cm"/>
      <style:text-properties fo:font-size="28pt"/>
    </style:style>
    <style:style style:name="P12"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paragraph-properties fo:text-align="start"/>
    </style:style>
    <style:style style:name="P16"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P17" style:family="paragraph">
      <style:text-properties fo:font-size="24pt" fo:font-style="italic" style:font-size-asian="18pt" style:font-style-asian="italic" style:font-size-complex="18pt" style:font-style-complex="italic"/>
    </style:style>
    <style:style style:name="P18" style:family="paragraph">
      <style:text-properties fo:font-size="22pt" style:font-size-asian="18pt" style:font-size-complex="18pt"/>
    </style:style>
    <style:style style:name="P19" style:family="paragraph">
      <style:paragraph-properties fo:margin-left="0cm" fo:margin-right="0cm" fo:line-height="100%" fo:text-indent="0cm"/>
      <style:text-properties fo:font-size="26pt" style:font-size-asian="26pt" style:font-size-complex="26pt"/>
    </style:style>
    <style:style style:name="P20"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21" style:family="paragraph">
      <style:text-properties fo:font-size="22pt" style:font-size-asian="22pt" style:font-size-complex="22pt"/>
    </style:style>
    <style:style style:name="P22" style:family="paragraph">
      <style:text-properties fo:font-size="20pt" style:font-size-asian="20pt" style:font-size-complex="20pt"/>
    </style:style>
    <style:style style:name="P23" style:family="paragraph">
      <style:paragraph-properties fo:margin-left="0cm" fo:margin-right="0cm" fo:line-height="100%" fo:text-indent="0cm"/>
      <style:text-properties fo:font-size="28pt" style:font-size-asian="28pt" style:font-size-complex="28pt"/>
    </style:style>
    <style:style style:name="T1" style:family="text">
      <style:text-properties fo:font-size="36pt" style:font-size-asian="36pt" style:font-size-complex="36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language="en" fo:country="GB" fo:text-shadow="1pt 1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ff3300" fo:font-family="Wingdings" style:font-pitch="variable" style:font-charset="x-symbol" fo:font-size="60pt" fo:language="en" fo:country="US" fo:text-shadow="1pt 1pt" style:font-size-asian="60pt" style:font-size-complex="60pt"/>
    </style:style>
    <style:style style:name="T7" style:family="text">
      <style:text-properties fo:color="#00cc00" fo:font-family="Wingdings" style:font-pitch="variable" style:font-charset="x-symbol" fo:font-size="72pt" fo:language="en" fo:country="US" fo:text-shadow="1pt 1pt" style:font-size-asian="72pt" style:font-size-complex="72pt"/>
    </style:style>
    <style:style style:name="T8" style:family="text">
      <style:text-properties fo:color="#ffffff" fo:font-family="'Arial Narrow'" style:font-family-generic="swiss" style:font-pitch="variable" fo:font-size="18pt" fo:language="en" fo:country="GB" fo:text-shadow="1pt 1pt" style:font-size-asian="18pt" style:font-size-complex="18pt"/>
    </style:style>
    <style:style style:name="T9" style:family="text">
      <style:text-properties fo:color="#ffffff" fo:font-family="'Arial Narrow'" style:font-family-generic="swiss" style:font-pitch="variable" fo:font-size="40pt" fo:language="en" fo:country="GB" fo:text-shadow="1pt 1pt" style:font-size-asian="40pt" style:font-size-complex="40pt"/>
    </style:style>
    <style:style style:name="T10" style:family="text">
      <style:text-properties fo:font-size="24pt" fo:font-style="italic" style:font-size-asian="18pt" style:font-style-asian="italic" style:font-size-complex="18pt" style:font-style-complex="italic"/>
    </style:style>
    <style:style style:name="T11" style:family="text">
      <style:text-properties fo:font-size="22pt" style:font-size-asian="18pt" style:font-size-complex="18pt"/>
    </style:style>
    <style:style style:name="T12" style:family="text">
      <style:text-properties fo:font-size="22pt" style:font-size-asian="22pt" style:font-size-complex="22pt"/>
    </style:style>
    <style:style style:name="T13" style:family="text">
      <style:text-properties fo:font-size="20pt" style:font-size-asian="20pt" style:font-size-complex="20pt"/>
    </style:style>
    <style:style style:name="T14" style:family="text">
      <style:text-properties fo:color="#ffffff" fo:font-family="'Arial Narrow'" style:font-family-generic="swiss" style:font-pitch="variable" fo:font-size="28pt" fo:language="en" fo:country="GB" fo:font-style="italic" fo:text-shadow="1pt 1pt" style:text-underline-style="solid" style:text-underline-width="auto" style:text-underline-color="font-color" style:font-size-asian="28pt" style:font-style-asian="italic" style:font-size-complex="2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Functions, Operators, and Data Structures</text:span></text:p>
          </draw:text-box>
        </draw:frame>
        <draw:frame presentation:style-name="pr2" draw:layer="layout" svg:width="25.199cm" svg:height="17cm" svg:x="1.4cm" svg:y="3cm" presentation:class="outline">
          <draw:text-box>
            <text:list text:style-name="L2">
              <text:list-item>
                <text:p>member functions</text:p>
              </text:list-item>
              <text:list-item>
                <text:p>private access</text:p>
              </text:list-item>
              <text:list-item>
                <text:p>overloading</text:p>
              </text:list-item>
              <text:list-item>
                <text:p>default arguments</text:p>
              </text:list-item>
              <text:list-item>
                <text:p>function templates</text:p>
              </text:list-item>
              <text:list-item>
                <text:p>references</text:p>
              </text:list-item>
              <text:list-item>
                <text:p>passing arguments</text:p>
              </text:list-item>
              <text:list-item>
                <text:p>operators</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No Abstraction</text:span></text:p>
          </draw:text-box>
        </draw:frame>
        <draw:frame presentation:style-name="pr2" draw:layer="layout" svg:width="25.199cm" svg:height="17cm" svg:x="1.4cm" svg:y="3cm" presentation:class="outline">
          <draw:text-box>
            <text:list text:style-name="L2">
              <text:list-item>
                <text:p>C structs contain data but not functions</text:p>
                <text:list>
                  <text:list-item>
                    <text:p>Representation typically fully exposed offering no abstraction whatsoever</text:p>
                  </text:list-item>
                  <text:list-item>
                    <text:p>An open invitation to root around in the private parts! not safe! not polite!</text:p>
                  </text:list-item>
                </text:list>
              </text:list-item>
            </text:list>
          </draw:text-box>
        </draw:frame>
        <draw:custom-shape draw:style-name="gr2" draw:text-style-name="P2" draw:layer="layout" svg:width="21.849cm" svg:height="4.822cm" svg:x="3.151cm" svg:y="10.478cm">
          <text:p><text:span text:style-name="T2">struct date</text:span></text:p>
          <text:p><text:span text:style-name="T2">{</text:span></text:p>
          <text:p><text:span text:style-name="T2"><text:s text:c="5"/></text:span><text:span text:style-name="T2">int year, month, day;</text:span></text:p>
          <text:p><text:span text:style-name="T2">};</text:span></text:p>
          <text:p><text:span text:style-name="T2">const char * date_as_string(const date *);</text:span></text:p>
          <draw:enhanced-geometry svg:viewBox="0 0 21600 21600" draw:type="rectangle" draw:enhanced-path="M 0 0 L 21600 0 21600 21600 0 21600 0 0 Z N"/>
        </draw:custom-shape>
        <draw:custom-shape draw:style-name="gr3" draw:text-style-name="P2" draw:layer="layout" svg:width="12.849cm" svg:height="3.891cm" svg:x="3.151cm" svg:y="16.009cm">
          <text:p><text:span text:style-name="T2">struct date today;</text:span></text:p>
          <text:p><text:span text:style-name="T2"/></text:p>
          <text:p><text:span text:style-name="T2">today.day = 42;</text:span></text:p>
          <text:p><text:span text:style-name="T2">date_as_string(&amp;today)</text:span></text:p>
          <draw:enhanced-geometry svg:viewBox="0 0 21600 21600" draw:type="rectangle" draw:enhanced-path="M 0 0 L 21600 0 21600 21600 0 21600 0 0 Z N"/>
        </draw:custom-shape>
        <draw:custom-shape draw:style-name="gr4" draw:text-style-name="P4" draw:layer="layout" svg:width="8.242cm" svg:height="1.277cm" svg:x="18.467cm" svg:y="18.161cm">
          <text:p text:style-name="P3"><text:span text:style-name="T3">different styles . vs ()</text:span></text:p>
          <draw:enhanced-geometry svg:viewBox="0 0 21600 21600" draw:type="mso-spt202" draw:enhanced-path="M 0 0 L 21600 0 21600 21600 0 21600 0 0 Z N"/>
        </draw:custom-shape>
        <draw:line draw:style-name="gr5" draw:text-style-name="P5" draw:layer="layout" svg:x1="18.5cm" svg:y1="18.9cm" svg:x2="16.5cm" svg:y2="18.9cm">
          <text:p/>
        </draw:line>
        <draw:g>
          <draw:custom-shape draw:style-name="gr6" draw:text-style-name="P6" draw:layer="layout" svg:width="0.473cm" svg:height="2.252cm" draw:transform="rotate (-2.35619449019309) translate (16.924cm 17.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16.924cm 17.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17.215cm 17.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17.215cm 17.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16.883cm 17.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16.975cm 17.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16.468cm 17.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16.051cm 17.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17.203cm 17.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16.937cm 17.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17.065cm 17.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16.872cm 17.901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16.892cm 17.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16.514cm 17.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16.481cm 18.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16.49cm 18.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16.414cm 18.073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16.453cm 18.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16.425cm 18.123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16.37cm 18.043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16.198cm 17.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16.141cm 17.571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16.175cm 17.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15.623cm 17.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16.846cm 16.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16.493cm 16.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16.682cm 17.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17.149cm 17.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16.736cm 17.344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17.09cm 17.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16.321cm 16.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16.198cm 16.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15.971cm 16.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16.014cm 16.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15.914cm 16.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16.645cm 17.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16.496cm 17.336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16.996cm 17.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16.3cm 17.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15.823cm 17.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15.758cm 16.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16.768cm 17.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16.781cm 17.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16.462cm 17.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16.443cm 16.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15.951cm 17.391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16.352cm 16.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16.331cm 16.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15.762cm 17.299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16.184cm 16.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15.965cm 16.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15.848cm 16.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15.751cm 16.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15.396cm 16.238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15.305cm 16.396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16.872cm 17.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16.561cm 17.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16.243cm 16.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16.096cm 16.975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16.027cm 1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15.877cm 16.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15.781cm 16.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15.681cm 16.505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15.563cm 16.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16.371cm 18.167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16.841cm 17.883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16.955cm 17.755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16.969cm 17.72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16.967cm 17.722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16.821cm 17.883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16.818cm 17.962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16.981cm 17.72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16.955cm 18.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16.964cm 17.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16.964cm 17.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17.004cm 17.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17.004cm 17.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16.996cm 17.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16.996cm 17.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16.757cm 17.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16.757cm 17.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16.638cm 17.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16.638cm 17.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16.668cm 17.779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16.668cm 17.779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16.879cm 17.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16.879cm 17.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16.545cm 17.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16.545cm 17.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16.364cm 18.23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16.364cm 18.23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16.5cm 18.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16.5cm 18.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15.704cm 17.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15.704cm 17.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14.943cm 17.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14.943cm 17.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15.263cm 16.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15.263cm 16.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15.659cm 16.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15.659cm 16.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15.292cm 16.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15.292cm 16.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15.59cm 16.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15.59cm 16.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16.708cm 16.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16.708cm 16.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16.27cm 15.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16.27cm 15.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17.57cm 17.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17.513cm 17.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17.513cm 17.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17.34cm 17.378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17.294cm 17.398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17.394cm 17.351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17.379cm 17.245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17.311cm 17.246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17.255cm 17.245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17.229cm 17.423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17.204cm 17.288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17.188cm 17.424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17.161cm 17.251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16.425cm 18.132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16.447cm 18.181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16.37cm 18.092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16.374cm 18.054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16.396cm 18.275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16.407cm 18.284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16.422cm 18.331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16.352cm 18.385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16.291cm 18.294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16.334cm 18.269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16.387cm 18.217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16.345cm 18.152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15.932cm 17.586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15.867cm 17.672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15.918cm 17.633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15.789cm 17.578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15.725cm 17.527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15.786cm 17.551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15.861cm 17.543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15.89cm 17.559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15.946cm 17.584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15.342cm 17.155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15.29cm 17.184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15.222cm 17.122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15.167cm 17.121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15.153cm 17.078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15.15cm 17.073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15.049cm 17.056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15.06cm 17.022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15.066cm 16.968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15.042cm 17.012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14.964cm 17.013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16.618cm 16.688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16.618cm 16.75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16.681cm 16.811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16.658cm 16.915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16.607cm 16.866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16.615cm 16.788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16.531cm 16.751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15.975cm 17.625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16.229cm 16.207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16.186cm 16.271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16.221cm 16.206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16.161cm 16.165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16.149cm 16.052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16.089cm 16.098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16.12cm 15.953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16.059cm 16.022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16.962cm 17.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16.962cm 17.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17.017cm 17.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17.017cm 17.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17.027cm 17.723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17.027cm 17.723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16.994cm 17.742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16.994cm 17.742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16.794cm 17.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16.794cm 17.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16.775cm 17.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16.775cm 17.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16.996cm 17.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16.996cm 17.711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0" draw:text-style-name="P6" draw:layer="layout" svg:width="1.367cm" svg:height="1.998cm" svg:x="24.7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A Model of Politeness</text:span></text:p>
          </draw:text-box>
        </draw:frame>
        <draw:frame presentation:style-name="pr2" draw:layer="layout" svg:width="25.199cm" svg:height="17cm" svg:x="1.4cm" svg:y="3cm" presentation:class="outline" presentation:user-transformed="true">
          <draw:text-box>
            <text:list text:style-name="L2">
              <text:list-item>
                <text:p>C++ structs can contain member functions</text:p>
                <text:list>
                  <text:list-item>
                    <text:p>Offers a model <text:span text:style-name="T4">not</text:span> based on representation</text:p>
                  </text:list-item>
                  <text:list-item>
                    <text:p>Lights, camera, abstraction!</text:p>
                  </text:list-item>
                </text:list>
              </text:list-item>
            </text:list>
          </draw:text-box>
        </draw:frame>
        <draw:custom-shape draw:style-name="gr12" draw:text-style-name="P2" draw:layer="layout" svg:width="13.77cm" svg:height="7.615cm" svg:x="2.8cm" svg:y="8.185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int month() const;</text:span></text:p>
          <text:p><text:span text:style-name="T2"><text:s text:c="5"/></text:span><text:span text:style-name="T2">int day() const;</text:span></text:p>
          <text:p><text:span text:style-name="T2"><text:s text:c="5"/></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2" draw:layer="layout" svg:width="11.349cm" svg:height="3.322cm" svg:x="2.751cm" svg:y="16.7cm">
          <text:p><text:span text:style-name="T2">date today;</text:span></text:p>
          <text:p><text:span text:style-name="T2"/></text:p>
          <text:p><text:span text:style-name="T2">today.day()</text:span></text:p>
          <draw:enhanced-geometry svg:viewBox="0 0 21600 21600" draw:type="rectangle" draw:enhanced-path="M 0 0 L 21600 0 21600 21600 0 21600 0 0 Z N"/>
        </draw:custom-shape>
        <draw:custom-shape draw:style-name="gr4" draw:text-style-name="P4" draw:layer="layout" svg:width="8.242cm" svg:height="2.293cm" svg:x="17.967cm" svg:y="17.96cm">
          <text:p text:style-name="P3"><text:span text:style-name="T3">don't forget the parentheses!</text:span></text:p>
          <draw:enhanced-geometry svg:viewBox="0 0 21600 21600" draw:type="mso-spt202" draw:enhanced-path="M 0 0 L 21600 0 21600 21600 0 21600 0 0 Z N"/>
        </draw:custom-shape>
        <draw:line draw:style-name="gr14" draw:text-style-name="P5" draw:layer="layout" svg:x1="14.2cm" svg:y1="19.2cm" svg:x2="17.7cm" svg:y2="19.2cm">
          <text:p/>
        </draw:line>
        <draw:line draw:style-name="gr15" draw:text-style-name="P5" draw:layer="layout" svg:x1="14.1cm" svg:y1="19.2cm" svg:x2="8.6cm" svg:y2="19.2cm">
          <text:p/>
        </draw:line>
        <draw:custom-shape draw:style-name="gr10" draw:text-style-name="P6" draw:layer="layout" svg:width="1.367cm" svg:height="1.998cm" svg:x="2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What the heck does that const mean?</text:span></text:p>
          </draw:text-box>
        </draw:frame>
        <draw:frame presentation:style-name="pr2" draw:layer="layout" svg:width="25.199cm" svg:height="17cm" svg:x="1.4cm" svg:y="3cm" presentation:class="outline" presentation:placeholder="true" presentation:user-transformed="true">
          <draw:text-box/>
        </draw:frame>
        <draw:custom-shape draw:style-name="gr16" draw:text-style-name="P2" draw:layer="layout" svg:width="12.349cm" svg:height="6.3cm" svg:x="1.651cm" svg:y="3.2cm">
          <text:p><text:span text:style-name="T2">struct date</text:span></text:p>
          <text:p><text:span text:style-name="T2">{</text:span></text:p>
          <text:p><text:span text:style-name="T2"><text:s text:c="5"/></text:span><text:span text:style-name="T2">...</text:span></text:p>
          <text:p><text:span text:style-name="T2"><text:s text:c="5"/></text:span><text:span text:style-name="T2">int day() const;</text:span></text:p>
          <text:p><text:span text:style-name="T2"><text:s text:c="5"/></text:span><text:span text:style-name="T2">...</text:span></text:p>
          <text:p><text:span text:style-name="T2">};</text:span></text:p>
          <draw:enhanced-geometry svg:viewBox="0 0 21600 21600" draw:type="rectangle" draw:enhanced-path="M 0 0 L 21600 0 21600 21600 0 21600 0 0 Z N"/>
        </draw:custom-shape>
        <draw:custom-shape draw:style-name="gr17" draw:text-style-name="P2" draw:layer="layout" svg:width="7.5cm" svg:height="1.5cm" svg:x="2.6cm" svg:y="11.3cm">
          <text:p><text:span text:style-name="T2">today.day()</text:span></text:p>
          <draw:enhanced-geometry svg:viewBox="0 0 21600 21600" draw:mirror-horizontal="false" draw:mirror-vertical="false" draw:type="rectangle" draw:enhanced-path="M 0 0 L 21600 0 21600 21600 0 21600 0 0 Z N"/>
        </draw:custom-shape>
        <draw:line draw:style-name="gr15" draw:text-style-name="P5" draw:layer="layout" svg:x1="11cm" svg:y1="5cm" svg:x2="11cm" svg:y2="6cm">
          <text:p/>
        </draw:line>
        <draw:line draw:style-name="gr18" draw:text-style-name="P5" draw:layer="layout" svg:x1="11cm" svg:y1="5cm" svg:x2="14cm" svg:y2="5cm">
          <text:p/>
        </draw:line>
        <draw:line draw:style-name="gr14" draw:text-style-name="P5" draw:layer="layout" svg:x1="15cm" svg:y1="5cm" svg:x2="14cm" svg:y2="5cm">
          <text:p/>
        </draw:line>
        <draw:custom-shape draw:style-name="gr19" draw:text-style-name="P9" draw:layer="layout" svg:width="11.742cm" svg:height="7.881cm" svg:x="15.258cm" svg:y="3.191cm">
          <text:p text:style-name="P8"><text:span text:style-name="T3">a const at the end of a member function declaration promises...</text:span></text:p>
          <draw:enhanced-geometry svg:viewBox="0 0 21600 21600" draw:type="mso-spt202" draw:enhanced-path="M 0 0 L 21600 0 21600 21600 0 21600 0 0 Z N"/>
        </draw:custom-shape>
        <draw:custom-shape draw:style-name="gr20" draw:text-style-name="P9" draw:layer="layout" svg:width="15.5cm" svg:height="3.7cm" svg:x="11cm" svg:y="10.3cm">
          <text:p text:style-name="P8"><text:span text:style-name="T3">...that if you call that member function on an object...</text:span></text:p>
          <draw:enhanced-geometry svg:viewBox="0 0 21600 21600" draw:mirror-horizontal="false" draw:mirror-vertical="false" draw:type="mso-spt202" draw:enhanced-path="M 0 0 L 21600 0 21600 21600 0 21600 0 0 Z N"/>
        </draw:custom-shape>
        <draw:custom-shape draw:style-name="gr17" draw:text-style-name="P2" draw:layer="layout" svg:width="7.5cm" svg:height="1.5cm" svg:x="2.5cm" svg:y="16.5cm">
          <text:p><text:span text:style-name="T2">date today;</text:span></text:p>
          <draw:enhanced-geometry svg:viewBox="0 0 21600 21600" draw:mirror-horizontal="false" draw:mirror-vertical="false" draw:type="rectangle" draw:enhanced-path="M 0 0 L 21600 0 21600 21600 0 21600 0 0 Z N"/>
        </draw:custom-shape>
        <draw:line draw:style-name="gr18" draw:text-style-name="P5" draw:layer="layout" svg:x1="7cm" svg:y1="7cm" svg:x2="7cm" svg:y2="9.5cm">
          <text:p/>
        </draw:line>
        <draw:line draw:style-name="gr5" draw:text-style-name="P5" draw:layer="layout" svg:x1="7cm" svg:y1="9.5cm" svg:x2="7cm" svg:y2="11cm">
          <text:p/>
        </draw:line>
        <draw:line draw:style-name="gr14" draw:text-style-name="P5" draw:layer="layout" svg:x1="4cm" svg:y1="13cm" svg:x2="4cm" svg:y2="14.5cm">
          <text:p/>
        </draw:line>
        <draw:line draw:style-name="gr14" draw:text-style-name="P5" draw:layer="layout" svg:x1="4cm" svg:y1="14.5cm" svg:x2="7cm" svg:y2="14.5cm">
          <text:p/>
        </draw:line>
        <draw:line draw:style-name="gr5" draw:text-style-name="P5" draw:layer="layout" svg:x1="7cm" svg:y1="14.5cm" svg:x2="7cm" svg:y2="16.5cm">
          <text:p/>
        </draw:line>
        <draw:custom-shape draw:style-name="gr21" draw:text-style-name="P9" draw:layer="layout" svg:width="16.446cm" svg:height="4.833cm" svg:x="11.054cm" svg:y="14.83cm">
          <text:p text:style-name="P8"><text:span text:style-name="T3">...the member function's definition won't change the visible state of that object</text:span></text:p>
          <draw:enhanced-geometry svg:viewBox="0 0 21600 21600" draw:mirror-horizontal="false" draw:mirror-vertical="false" draw:type="mso-spt202"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The Scope Resolution Operator</text:span></text:p>
          </draw:text-box>
        </draw:frame>
        <draw:frame presentation:style-name="pr2" draw:layer="layout" svg:width="25.199cm" svg:height="17cm" svg:x="1.4cm" svg:y="3cm" presentation:class="outline" presentation:user-transformed="true">
          <draw:text-box>
            <text:list text:style-name="L2">
              <text:list-item>
                <text:p>Member function declarations require a matching member function definition </text:p>
              </text:list-item>
            </text:list>
          </draw:text-box>
        </draw:frame>
        <draw:custom-shape draw:style-name="gr22" draw:text-style-name="P2" draw:layer="layout" svg:width="13.349cm" svg:height="6.1cm" svg:x="2cm" svg:y="13.7cm">
          <text:p text:style-name="P10"><text:span text:style-name="T2">struct date</text:span></text:p>
          <text:p text:style-name="P10"><text:span text:style-name="T2">{</text:span></text:p>
          <text:p text:style-name="P10"><text:span text:style-name="T2"><text:s text:c="5"/></text:span><text:span text:style-name="T2">...</text:span></text:p>
          <text:p text:style-name="P10"><text:span text:style-name="T2"><text:s text:c="5"/></text:span><text:span text:style-name="T2">int year() const;</text:span></text:p>
          <text:p text:style-name="P10"><text:span text:style-name="T2"><text:s text:c="5"/></text:span><text:span text:style-name="T2">...</text:span></text:p>
          <text:p text:style-name="P10"><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985cm" svg:y="7cm">
          <text:p text:style-name="P10"><text:span text:style-name="T2">#include “date.hpp”</text:span></text:p>
          <text:p text:style-name="P10"><text:span text:style-name="T2"/></text:p>
          <text:p text:style-name="P10"><text:span text:style-name="T2">int date::year() const</text:span></text:p>
          <text:p text:style-name="P10"><text:span text:style-name="T2">{</text:span></text:p>
          <text:p text:style-name="P10"><text:span text:style-name="T2"><text:s text:c="4"/></text:span><text:span text:style-name="T2">...</text:span></text:p>
          <text:p text:style-name="P10"><text:span text:style-name="T2">}</text:span></text:p>
          <draw:enhanced-geometry svg:viewBox="0 0 21600 21600" draw:type="rectangle" draw:enhanced-path="M 0 0 L 21600 0 21600 21600 0 21600 0 0 Z N"/>
        </draw:custom-shape>
        <draw:custom-shape draw:style-name="gr24" draw:text-style-name="P12" draw:layer="layout" svg:width="8.242cm" svg:height="2.631cm" svg:x="17.546cm" svg:y="9.636cm">
          <text:p text:style-name="P11"><text:span text:style-name="T5">:: is called the scope resolution operator</text:span></text:p>
          <draw:enhanced-geometry svg:viewBox="0 0 21600 21600" draw:type="mso-spt202" draw:enhanced-path="M 0 0 L 21600 0 21600 21600 0 21600 0 0 Z N"/>
        </draw:custom-shape>
        <draw:custom-shape draw:style-name="gr25" draw:text-style-name="P12" draw:layer="layout" svg:width="9.742cm" svg:height="4.131cm" svg:x="17.558cm" svg:y="13.669cm">
          <text:p text:style-name="P11"><text:span text:style-name="T5">the const must be repeated on the member function definition</text:span></text:p>
          <draw:enhanced-geometry svg:viewBox="0 0 21600 21600" draw:type="mso-spt202" draw:enhanced-path="M 0 0 L 21600 0 21600 21600 0 21600 0 0 Z N"/>
        </draw:custom-shape>
        <draw:custom-shape draw:style-name="gr26" draw:text-style-name="P12" draw:layer="layout" svg:width="10.242cm" svg:height="2cm" svg:x="17.599cm" svg:y="6.744cm">
          <text:p text:style-name="P11"><text:span text:style-name="T5">don't forget the #include </text:span></text:p>
          <draw:enhanced-geometry svg:viewBox="0 0 21600 21600" draw:type="mso-spt202" draw:enhanced-path="M 0 0 L 21600 0 21600 21600 0 21600 0 0 Z N"/>
        </draw:custom-shape>
        <draw:line draw:style-name="gr18" draw:text-style-name="P5" draw:layer="layout" svg:x1="5.2cm" svg:y1="10.6cm" svg:x2="15.7cm" svg:y2="10.6cm">
          <text:p/>
        </draw:line>
        <draw:line draw:style-name="gr14" draw:text-style-name="P5" draw:layer="layout" svg:x1="15.5cm" svg:y1="10.6cm" svg:x2="17.5cm" svg:y2="10.6cm">
          <text:p/>
        </draw:line>
        <draw:line draw:style-name="gr15" draw:text-style-name="P5" draw:layer="layout" svg:x1="5.2cm" svg:y1="10.6cm" svg:x2="5.2cm" svg:y2="9.6cm">
          <text:p/>
        </draw:line>
        <draw:line draw:style-name="gr15" draw:text-style-name="P5" draw:layer="layout" svg:x1="6.8cm" svg:y1="10.6cm" svg:x2="6.8cm" svg:y2="9.6cm">
          <text:p/>
        </draw:line>
        <draw:line draw:style-name="gr18" draw:text-style-name="P5" draw:layer="layout" svg:x1="12cm" svg:y1="7.5cm" svg:x2="15.5cm" svg:y2="7.5cm">
          <text:p/>
        </draw:line>
        <draw:line draw:style-name="gr14" draw:text-style-name="P5" draw:layer="layout" svg:x1="15.5cm" svg:y1="7.5cm" svg:x2="17.5cm" svg:y2="7.5cm">
          <text:p/>
        </draw:line>
        <draw:line draw:style-name="gr18" draw:text-style-name="P5" draw:layer="layout" svg:x1="12cm" svg:y1="10cm" svg:x2="12cm" svg:y2="13cm">
          <text:p/>
        </draw:line>
        <draw:line draw:style-name="gr14" draw:text-style-name="P5" draw:layer="layout" svg:x1="12cm" svg:y1="12.8cm" svg:x2="12cm" svg:y2="13.8cm">
          <text:p/>
        </draw:line>
        <draw:line draw:style-name="gr18" draw:text-style-name="P5" draw:layer="layout" svg:x1="12cm" svg:y1="13.7cm" svg:x2="12cm" svg:y2="16.2cm">
          <text:p/>
        </draw:line>
        <draw:line draw:style-name="gr18" draw:text-style-name="P5" draw:layer="layout" svg:x1="12cm" svg:y1="14.5cm" svg:x2="15.5cm" svg:y2="14.5cm">
          <text:p/>
        </draw:line>
        <draw:line draw:style-name="gr14" draw:text-style-name="P5" draw:layer="layout" svg:x1="15.5cm" svg:y1="14.5cm" svg:x2="17.5cm" svg:y2="14.5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ivate Access</text:span></text:p>
          </draw:text-box>
        </draw:frame>
        <draw:frame presentation:style-name="pr2" draw:layer="layout" svg:width="25.199cm" svg:height="17cm" svg:x="1.4cm" svg:y="3cm" presentation:class="outline">
          <draw:text-box>
            <text:list text:style-name="L2">
              <text:list-item>
                <text:p>Only member functions have access to private members</text:p>
              </text:list-item>
              <text:list-item>
                <text:p>All members are automagically accessible to all other members</text:p>
              </text:list-item>
            </text:list>
          </draw:text-box>
        </draw:frame>
        <draw:custom-shape draw:style-name="gr22" draw:text-style-name="P2" draw:layer="layout" svg:width="13.349cm" svg:height="9.477cm" svg:x="2.651cm" svg:y="9.485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text:span></text:p>
          <text:p><text:span text:style-name="T2">private:</text:span></text:p>
          <text:p><text:span text:style-name="T2"><text:s text:c="5"/></text:span><text:span text:style-name="T2">int ccyy;</text:span></text:p>
          <text:p><text:span text:style-name="T2"><text:s text:c="5"/></text:span><text:span text:style-name="T2">int mm;</text:span></text:p>
          <text:p><text:span text:style-name="T2"><text:s text:c="5"/></text:span><text:span text:style-name="T2">int dd;</text:span></text:p>
          <text:p><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2.4cm" svg:y="14.047cm">
          <text:p><text:span text:style-name="T2">#include “date.hpp”</text:span></text:p>
          <text:p><text:span text:style-name="T2"/></text:p>
          <text:p><text:span text:style-name="T2">int date::year() const</text:span></text:p>
          <text:p><text:span text:style-name="T2">{</text:span></text:p>
          <text:p><text:span text:style-name="T2"><text:s text:c="4"/></text:span><text:span text:style-name="T2">return ccyy;</text:span></text:p>
          <text:p><text:span text:style-name="T2">}</text:span></text:p>
          <draw:enhanced-geometry svg:viewBox="0 0 21600 21600" draw:type="rectangle" draw:enhanced-path="M 0 0 L 21600 0 21600 21600 0 21600 0 0 Z N"/>
        </draw:custom-shape>
        <draw:line draw:style-name="gr5" draw:text-style-name="P5" draw:layer="layout" svg:x1="0.9cm" svg:y1="14.6cm" svg:x2="2.4cm" svg:y2="14.6cm">
          <text:p/>
        </draw:line>
        <draw:line draw:style-name="gr18" draw:text-style-name="P5" draw:layer="layout" svg:x1="15.5cm" svg:y1="15.5cm" svg:x2="15.5cm" svg:y2="16cm">
          <text:p/>
        </draw:line>
        <draw:line draw:style-name="gr18" draw:text-style-name="P5" draw:layer="layout" svg:x1="15.5cm" svg:y1="15.5cm" svg:x2="19.5cm" svg:y2="15.5cm">
          <text:p/>
        </draw:line>
        <draw:line draw:style-name="gr15" draw:text-style-name="P5" draw:layer="layout" svg:x1="19.5cm" svg:y1="15.5cm" svg:x2="19.5cm" svg:y2="18cm">
          <text:p/>
        </draw:lin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Example</text:span></text:p>
          </draw:text-box>
        </draw:frame>
        <draw:frame presentation:style-name="pr2" draw:layer="layout" svg:width="25.199cm" svg:height="17cm" svg:x="1.4cm" svg:y="3cm" presentation:class="outline" presentation:placeholder="true" presentation:user-transformed="true">
          <draw:text-box/>
        </draw:frame>
        <draw:custom-shape draw:style-name="gr27" draw:text-style-name="P2" draw:layer="layout" svg:width="13.349cm" svg:height="9.477cm" svg:x="1.351cm" svg:y="2.9cm">
          <text:p><text:span text:style-name="T2">struct date</text:span></text:p>
          <text:p><text:span text:style-name="T2">{</text:span></text:p>
          <text:p><text:span text:style-name="T2"><text:s text:c="5"/></text:span><text:span text:style-name="T2">...</text:span></text:p>
          <text:p><text:span text:style-name="T2"><text:s text:c="5"/></text:span><text:span text:style-name="T2">int year() const;</text:span></text:p>
          <text:p><text:span text:style-name="T2"><text:s text:c="5"/></text:span><text:span text:style-name="T2">...</text:span></text:p>
          <text:p><text:span text:style-name="T2">private:</text:span></text:p>
          <text:p><text:span text:style-name="T2"><text:s text:c="5"/></text:span><text:span text:style-name="T2">int ccyy;</text:span></text:p>
          <text:p><text:span text:style-name="T2"><text:s text:c="5"/></text:span><text:span text:style-name="T2">int mm;</text:span></text:p>
          <text:p><text:span text:style-name="T2"><text:s text:c="5"/></text:span><text:span text:style-name="T2">int dd;</text:span></text:p>
          <text:p><text:span text:style-name="T2">};</text:span></text:p>
          <draw:enhanced-geometry svg:viewBox="0 0 21600 21600" draw:type="rectangle" draw:enhanced-path="M 0 0 L 21600 0 21600 21600 0 21600 0 0 Z N"/>
        </draw:custom-shape>
        <draw:custom-shape draw:style-name="gr23" draw:text-style-name="P2" draw:layer="layout" svg:width="13.515cm" svg:height="5.753cm" svg:x="10.243cm" svg:y="6.851cm">
          <text:p><text:span text:style-name="T2">int date::year() const</text:span></text:p>
          <text:p><text:span text:style-name="T2">{</text:span></text:p>
          <text:p><text:span text:style-name="T2"><text:s text:c="4"/></text:span><text:span text:style-name="T2">ccyy++;</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28" draw:text-style-name="P2" draw:layer="layout" svg:width="10.515cm" svg:height="4.822cm" svg:x="2.5cm" svg:y="14.478cm">
          <text:p><text:span text:style-name="T2">int main()</text:span></text:p>
          <text:p><text:span text:style-name="T2">{</text:span></text:p>
          <text:p><text:span text:style-name="T2"><text:s text:c="4"/></text:span><text:span text:style-name="T2">date today;</text:span></text:p>
          <text:p><text:span text:style-name="T2"><text:s text:c="4"/></text:span><text:span text:style-name="T2">today.ccyy;</text:span></text:p>
          <text:p><text:span text:style-name="T2">}</text:span></text:p>
          <draw:enhanced-geometry svg:viewBox="0 0 21600 21600" draw:type="rectangle" draw:enhanced-path="M 0 0 L 21600 0 21600 21600 0 21600 0 0 Z N"/>
        </draw:custom-shape>
        <draw:line draw:style-name="gr18" draw:text-style-name="P5" draw:layer="layout" svg:x1="20cm" svg:y1="7.8cm" svg:x2="20cm" svg:y2="10.9cm">
          <text:p/>
        </draw:line>
        <draw:line draw:style-name="gr18" draw:text-style-name="P5" draw:layer="layout" svg:x1="20cm" svg:y1="10.9cm" svg:x2="15cm" svg:y2="10.9cm">
          <text:p/>
        </draw:line>
        <draw:line draw:style-name="gr15" draw:text-style-name="P5" draw:layer="layout" svg:x1="15cm" svg:y1="10.9cm" svg:x2="15cm" svg:y2="9.4cm">
          <text:p/>
        </draw:line>
        <draw:custom-shape draw:style-name="gr29" draw:text-style-name="P14" draw:layer="layout" svg:width="3cm" svg:height="3.04cm" svg:x="19.5cm" svg:y="9.7cm">
          <text:p text:style-name="P13"><text:span text:style-name="T6"></text:span></text:p>
          <draw:enhanced-geometry svg:viewBox="0 0 21600 21600" draw:mirror-horizontal="false" draw:mirror-vertical="true" draw:type="rectangle" draw:enhanced-path="M 0 0 L 21600 0 21600 21600 0 21600 0 0 Z N"/>
        </draw:custom-shape>
        <draw:line draw:style-name="gr14" draw:text-style-name="P5" draw:layer="layout" svg:x1="6cm" svg:y1="14.5cm" svg:x2="6cm" svg:y2="13.5cm">
          <text:p/>
        </draw:line>
        <draw:line draw:style-name="gr14" draw:text-style-name="P5" draw:layer="layout" svg:x1="6cm" svg:y1="13.5cm" svg:x2="16.5cm" svg:y2="13.5cm">
          <text:p/>
        </draw:line>
        <draw:line draw:style-name="gr14" draw:text-style-name="P5" draw:layer="layout" svg:x1="16.5cm" svg:y1="13.5cm" svg:x2="16.5cm" svg:y2="20cm">
          <text:p/>
        </draw:line>
        <draw:line draw:style-name="gr14" draw:text-style-name="P5" draw:layer="layout" svg:x1="16.5cm" svg:y1="20cm" svg:x2="9cm" svg:y2="20cm">
          <text:p/>
        </draw:line>
        <draw:line draw:style-name="gr14" draw:text-style-name="P5" draw:layer="layout" svg:x1="9cm" svg:y1="20cm" svg:x2="9cm" svg:y2="19.5cm">
          <text:p/>
        </draw:line>
        <draw:line draw:style-name="gr15" draw:text-style-name="P5" draw:layer="layout" svg:x1="9cm" svg:y1="19.6cm" svg:x2="9cm" svg:y2="18.1cm">
          <text:p/>
        </draw:line>
        <draw:custom-shape draw:style-name="gr30" draw:text-style-name="P14" draw:layer="layout" svg:width="3cm" svg:height="2.787cm" svg:x="14.2cm" svg:y="15.44cm">
          <text:p text:style-name="P13"><text:span text:style-name="T6"></text:span></text:p>
          <draw:enhanced-geometry svg:viewBox="0 0 21600 21600" draw:mirror-horizontal="true" draw:mirror-vertical="false" draw:type="rectangle" draw:enhanced-path="M 0 0 L 21600 0 21600 21600 0 21600 0 0 Z N"/>
        </draw:custom-shape>
        <draw:g>
          <draw:custom-shape draw:style-name="gr6" draw:text-style-name="P6" draw:layer="layout" svg:width="0.473cm" svg:height="2.252cm" draw:transform="rotate (-2.35619449019309) translate (19.354cm 17.8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19.354cm 17.8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19.645cm 17.5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19.645cm 17.5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19.313cm 17.7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19.405cm 17.6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18.898cm 17.4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18.481cm 17.0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19.633cm 17.5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19.367cm 17.8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19.495cm 17.7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19.302cm 17.857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19.322cm 17.8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18.944cm 17.7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18.911cm 18.0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18.92cm 18.0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18.844cm 18.029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18.883cm 18.0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18.855cm 18.079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18.8cm 17.999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18.628cm 17.5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18.571cm 17.527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18.605cm 17.5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18.053cm 17.1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19.276cm 16.9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18.923cm 16.2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19.112cm 17.0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19.579cm 17.2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19.166cm 17.3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19.52cm 17.2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18.751cm 16.7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18.628cm 16.6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18.401cm 16.5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18.444cm 16.4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18.344cm 16.3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19.075cm 17.2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18.926cm 17.292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19.426cm 17.6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18.73cm 17.5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18.253cm 17.1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18.188cm 16.2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19.198cm 17.3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19.211cm 17.1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18.892cm 17.5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18.873cm 16.8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18.381cm 17.347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18.782cm 16.8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18.761cm 16.6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18.192cm 17.255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18.614cm 16.4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18.395cm 16.3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18.278cm 16.2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18.181cm 16.1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17.826cm 16.194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17.735cm 16.352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19.302cm 17.6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18.991cm 17.1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18.673cm 16.8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18.526cm 16.931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18.457cm 16.7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18.307cm 16.6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18.211cm 16.4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18.111cm 16.461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17.993cm 16.3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18.801cm 18.123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19.271cm 17.839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19.385cm 17.711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19.399cm 17.676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19.397cm 17.678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19.251cm 17.839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19.248cm 17.918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19.411cm 17.676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19.385cm 17.9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19.394cm 17.5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19.394cm 17.5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19.434cm 17.5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19.434cm 17.5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19.426cm 17.5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19.426cm 17.5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19.187cm 17.8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19.187cm 17.8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19.068cm 17.7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19.068cm 17.7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19.098cm 17.735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19.098cm 17.735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19.309cm 17.3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19.309cm 17.3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18.975cm 17.7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18.975cm 17.7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18.794cm 18.186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18.794cm 18.186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18.93cm 18.2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18.93cm 18.2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18.134cm 17.5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18.134cm 17.5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17.373cm 16.9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17.373cm 16.9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17.693cm 16.5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17.693cm 16.5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18.089cm 16.1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18.089cm 16.1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17.722cm 16.4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17.722cm 16.4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18.02cm 16.1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18.02cm 16.1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19.138cm 16.4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19.138cm 16.4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18.7cm 15.6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18.7cm 15.6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20cm 17.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19.943cm 17.2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19.943cm 17.2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19.77cm 17.334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19.724cm 17.354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19.824cm 17.307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19.809cm 17.201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19.741cm 17.202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19.685cm 17.201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19.659cm 17.379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19.634cm 17.244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19.618cm 17.38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19.591cm 17.207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18.855cm 18.088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18.877cm 18.137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18.8cm 18.048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18.804cm 18.01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18.826cm 18.231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18.837cm 18.24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18.852cm 18.287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18.782cm 18.341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18.721cm 18.25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18.764cm 18.225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18.817cm 18.173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18.775cm 18.108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18.362cm 17.542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18.297cm 17.628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18.348cm 17.589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18.219cm 17.534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18.155cm 17.483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18.216cm 17.507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18.291cm 17.499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18.32cm 17.515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18.376cm 17.54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17.772cm 17.111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17.72cm 17.14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17.652cm 17.078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17.597cm 17.077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17.583cm 17.034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17.58cm 17.029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17.479cm 17.012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17.49cm 16.978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17.496cm 16.924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17.472cm 16.968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17.394cm 16.969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19.048cm 16.644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19.048cm 16.706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19.111cm 16.767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19.088cm 16.871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19.037cm 16.822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19.045cm 16.744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18.961cm 16.707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18.405cm 17.581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18.659cm 16.163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18.616cm 16.227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18.651cm 16.162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18.591cm 16.121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18.579cm 16.008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18.519cm 16.054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18.55cm 15.909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18.489cm 15.978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19.392cm 17.6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19.392cm 17.6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19.447cm 17.6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19.447cm 17.6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19.457cm 17.679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19.457cm 17.679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19.424cm 17.698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19.424cm 17.698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19.224cm 17.9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19.224cm 17.9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19.205cm 17.8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19.205cm 17.8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19.426cm 17.6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19.426cm 17.667cm)">
            <text:p/>
            <draw:enhanced-geometry svg:viewBox="0 0 80 70" draw:type="non-primitive" draw:enhanced-path="M 45 0 L 45 0 38 5 31 8 24 12 17 15 11 20 6 24 2 29 0 36 0 36 0 42 3 48 7 55 12 59 17 64 23 67 30 70 36 70 36 70 44 68 50 64 56 58 61 50 65 42 70 33 74 25 80 17 N"/>
          </draw:custom-shape>
        </draw:g>
        <draw:g>
          <draw:custom-shape draw:style-name="gr6" draw:text-style-name="P6" draw:layer="layout" svg:width="0.473cm" svg:height="2.252cm" draw:transform="rotate (-2.35619449019309) translate (24.421cm 7.139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6" draw:layer="layout" svg:width="0.473cm" svg:height="2.252cm" draw:transform="rotate (-2.35619449019309) translate (24.421cm 7.139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6" draw:layer="layout" svg:width="0.442cm" svg:height="2.255cm" draw:transform="rotate (-2.35619449019309) translate (24.712cm 6.872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6" draw:layer="layout" svg:width="0.442cm" svg:height="2.255cm" draw:transform="rotate (-2.35619449019309) translate (24.712cm 6.872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6" draw:layer="layout" svg:width="0.173cm" svg:height="0.419cm" draw:transform="rotate (-2.35619449019309) translate (24.38cm 7.09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6" draw:layer="layout" svg:width="0.148cm" svg:height="0.363cm" draw:transform="rotate (-2.35619449019309) translate (24.472cm 6.932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6" draw:layer="layout" svg:width="0.305cm" svg:height="0.438cm" draw:transform="rotate (-2.35619449019309) translate (23.965cm 6.77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6" draw:layer="layout" svg:width="0.228cm" svg:height="0.17cm" draw:transform="rotate (-2.35619449019309) translate (23.548cm 6.37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6" draw:layer="layout" svg:width="0.443cm" svg:height="2.209cm" draw:transform="rotate (-2.35619449019309) translate (24.7cm 6.846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6" draw:layer="layout" svg:width="0.523cm" svg:height="2.256cm" draw:transform="rotate (-2.35619449019309) translate (24.434cm 7.128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6" draw:layer="layout" svg:width="0.342cm" svg:height="0.322cm" draw:transform="rotate (-2.35619449019309) translate (24.562cm 7.03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6" draw:layer="layout" svg:width="0.033cm" svg:height="0.022cm" draw:transform="rotate (-2.35619449019309) translate (24.369cm 7.184cm)">
            <text:p/>
            <draw:enhanced-geometry svg:viewBox="0 0 70 35" draw:type="non-primitive" draw:enhanced-path="M 0 0 L 9 5 17 9 26 15 34 20 43 24 52 29 61 32 70 35 0 0 Z N"/>
          </draw:custom-shape>
          <draw:custom-shape draw:style-name="gr8" draw:text-style-name="P6" draw:layer="layout" svg:width="0.145cm" svg:height="0.186cm" draw:transform="rotate (-2.35619449019309) translate (24.389cm 7.139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6" draw:layer="layout" svg:width="0.282cm" svg:height="0.135cm" draw:transform="rotate (-2.35619449019309) translate (24.011cm 7.03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6" draw:layer="layout" svg:width="0.117cm" svg:height="0.226cm" draw:transform="rotate (-2.35619449019309) translate (23.978cm 7.3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6" draw:layer="layout" svg:width="0.092cm" svg:height="0.218cm" draw:transform="rotate (-2.35619449019309) translate (23.987cm 7.334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6" draw:layer="layout" svg:width="0.079cm" svg:height="0.148cm" draw:transform="rotate (-2.35619449019309) translate (23.911cm 7.356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6" draw:layer="layout" svg:width="0.124cm" svg:height="0.216cm" draw:transform="rotate (-2.35619449019309) translate (23.95cm 7.335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6" draw:layer="layout" svg:width="0.073cm" svg:height="0.13cm" draw:transform="rotate (-2.35619449019309) translate (23.922cm 7.406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6" draw:layer="layout" svg:width="0.033cm" svg:height="0.128cm" draw:transform="rotate (-2.35619449019309) translate (23.867cm 7.326cm)">
            <text:p/>
            <draw:enhanced-geometry svg:viewBox="0 0 70 209" draw:type="non-primitive" draw:enhanced-path="M 0 209 L 5 197 10 183 14 171 19 157 22 144 27 131 31 118 36 104 40 91 44 78 48 65 53 52 57 38 61 26 65 12 70 0 0 209 Z N"/>
          </draw:custom-shape>
          <draw:custom-shape draw:style-name="gr8" draw:text-style-name="P6" draw:layer="layout" svg:width="0.288cm" svg:height="0.431cm" draw:transform="rotate (-2.35619449019309) translate (23.695cm 6.91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6" draw:layer="layout" svg:width="0.093cm" svg:height="0.028cm" draw:transform="rotate (-2.35619449019309) translate (23.638cm 6.854cm)">
            <text:p/>
            <draw:enhanced-geometry svg:viewBox="0 0 193 50" draw:type="non-primitive" draw:enhanced-path="M 193 0 L 181 3 168 7 156 11 143 17 131 23 117 27 105 33 92 38 79 42 66 46 55 49 42 50 31 49 21 46 11 43 0 36 193 0 Z N"/>
          </draw:custom-shape>
          <draw:custom-shape draw:style-name="gr8" draw:text-style-name="P6" draw:layer="layout" svg:width="0.129cm" svg:height="0.107cm" draw:transform="rotate (-2.35619449019309) translate (23.672cm 6.921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6" draw:layer="layout" svg:width="0.376cm" svg:height="0.615cm" draw:transform="rotate (-2.35619449019309) translate (23.12cm 6.47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6" draw:layer="layout" svg:width="0.291cm" svg:height="0.429cm" draw:transform="rotate (-2.35619449019309) translate (24.343cm 6.25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6" draw:layer="layout" svg:width="0.382cm" svg:height="0.61cm" draw:transform="rotate (-2.35619449019309) translate (23.99cm 5.58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6" draw:layer="layout" svg:width="0.104cm" svg:height="0.105cm" draw:transform="rotate (-2.35619449019309) translate (24.179cm 6.393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6" draw:layer="layout" svg:width="0.337cm" svg:height="0.305cm" draw:transform="rotate (-2.35619449019309) translate (24.646cm 6.611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6" draw:layer="layout" svg:width="0.008cm" svg:height="0.004cm" draw:transform="rotate (-2.35619449019309) translate (24.233cm 6.627cm)">
            <text:p/>
            <draw:enhanced-geometry svg:viewBox="0 0 17 0" draw:type="non-primitive" draw:enhanced-path="M 0 0 L 4 0 9 0 12 0 17 0 0 0 Z N"/>
          </draw:custom-shape>
          <draw:custom-shape draw:style-name="gr8" draw:text-style-name="P6" draw:layer="layout" svg:width="0.198cm" svg:height="0.148cm" draw:transform="rotate (-2.35619449019309) translate (24.587cm 6.602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6" draw:layer="layout" svg:width="0.366cm" svg:height="0.148cm" draw:transform="rotate (-2.35619449019309) translate (23.818cm 6.125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6" draw:layer="layout" svg:width="0.382cm" svg:height="0.174cm" draw:transform="rotate (-2.35619449019309) translate (23.695cm 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6" draw:layer="layout" svg:width="0.338cm" svg:height="0.022cm" draw:transform="rotate (-2.35619449019309) translate (23.468cm 5.86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6" draw:layer="layout" svg:width="0.402cm" svg:height="0.148cm" draw:transform="rotate (-2.35619449019309) translate (23.511cm 5.82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6" draw:layer="layout" svg:width="0.422cm" svg:height="0.135cm" draw:transform="rotate (-2.35619449019309) translate (23.411cm 5.641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6" draw:layer="layout" svg:width="0.198cm" svg:height="0.253cm" draw:transform="rotate (-2.35619449019309) translate (24.142cm 6.55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6" draw:layer="layout" svg:width="0.039cm" svg:height="0.04cm" draw:transform="rotate (-2.35619449019309) translate (23.993cm 6.619cm)">
            <text:p/>
            <draw:enhanced-geometry svg:viewBox="0 0 86 72" draw:type="non-primitive" draw:enhanced-path="M 0 0 L 10 9 21 18 32 27 43 35 54 44 65 53 76 62 86 72 0 0 Z N"/>
          </draw:custom-shape>
          <draw:custom-shape draw:style-name="gr6" draw:text-style-name="P6" draw:layer="layout" svg:width="0.124cm" svg:height="0.308cm" draw:transform="rotate (-2.35619449019309) translate (24.493cm 6.974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6" draw:layer="layout" svg:width="0.095cm" svg:height="0.137cm" draw:transform="rotate (-2.35619449019309) translate (23.797cm 6.91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6" draw:layer="layout" svg:width="0.129cm" svg:height="0.588cm" draw:transform="rotate (-2.35619449019309) translate (23.32cm 6.49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6" draw:layer="layout" svg:width="0.491cm" svg:height="0.133cm" draw:transform="rotate (-2.35619449019309) translate (23.255cm 5.56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6" draw:layer="layout" svg:width="0.448cm" svg:height="0.069cm" draw:transform="rotate (-2.35619449019309) translate (24.265cm 6.67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6" draw:layer="layout" svg:width="0.228cm" svg:height="0.474cm" draw:transform="rotate (-2.35619449019309) translate (24.278cm 6.523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6" draw:layer="layout" svg:width="0.228cm" svg:height="0.515cm" draw:transform="rotate (-2.35619449019309) translate (23.959cm 6.86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6" draw:layer="layout" svg:width="0.627cm" svg:height="0.044cm" draw:transform="rotate (-2.35619449019309) translate (23.94cm 6.217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6" draw:layer="layout" svg:width="0.023cm" svg:height="0.007cm" draw:transform="rotate (-2.35619449019309) translate (23.448cm 6.674cm)">
            <text:p/>
            <draw:enhanced-geometry svg:viewBox="0 0 54 0" draw:type="non-primitive" draw:enhanced-path="M 0 0 L 0 0 6 0 13 0 20 0 27 0 34 0 41 0 47 0 54 0 N"/>
          </draw:custom-shape>
          <draw:custom-shape draw:style-name="gr9" draw:text-style-name="P6" draw:layer="layout" svg:width="0.612cm" svg:height="0.045cm" draw:transform="rotate (-2.35619449019309) translate (23.849cm 6.19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6" draw:layer="layout" svg:width="0.769cm" svg:height="0.07cm" draw:transform="rotate (-2.35619449019309) translate (23.828cm 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6" draw:layer="layout" svg:width="0.004cm" svg:height="0.021cm" draw:transform="rotate (-2.35619449019309) translate (23.259cm 6.582cm)">
            <text:p/>
            <draw:enhanced-geometry svg:viewBox="0 0 0 36" draw:type="non-primitive" draw:enhanced-path="M 0 0 L 0 0 0 4 0 9 0 13 0 18 0 22 0 27 0 32 0 36 N"/>
          </draw:custom-shape>
          <draw:custom-shape draw:style-name="gr9" draw:text-style-name="P6" draw:layer="layout" svg:width="0.834cm" svg:height="0.093cm" draw:transform="rotate (-2.35619449019309) translate (23.681cm 5.82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6" draw:layer="layout" svg:width="0.868cm" svg:height="0.068cm" draw:transform="rotate (-2.35619449019309) translate (23.462cm 5.65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6" draw:layer="layout" svg:width="0.859cm" svg:height="0.068cm" draw:transform="rotate (-2.35619449019309) translate (23.345cm 5.52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6" draw:layer="layout" svg:width="0.791cm" svg:height="0.136cm" draw:transform="rotate (-2.35619449019309) translate (23.248cm 5.466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6" draw:layer="layout" svg:width="0.096cm" svg:height="0.005cm" draw:transform="rotate (-2.35619449019309) translate (22.893cm 5.521cm)">
            <text:p/>
            <draw:enhanced-geometry svg:viewBox="0 0 210 0" draw:type="non-primitive" draw:enhanced-path="M 0 0 L 0 0 14 0 27 0 40 0 53 0 67 0 80 0 93 0 106 0 119 0 132 0 145 0 158 0 171 0 184 0 198 0 210 0 N"/>
          </draw:custom-shape>
          <draw:custom-shape draw:style-name="gr9" draw:text-style-name="P6" draw:layer="layout" svg:width="0.011cm" svg:height="0.021cm" draw:transform="rotate (-2.35619449019309) translate (22.802cm 5.679cm)">
            <text:p/>
            <draw:enhanced-geometry svg:viewBox="0 0 34 35" draw:type="non-primitive" draw:enhanced-path="M 0 35 L 0 35 4 30 9 27 13 22 17 18 21 13 26 9 30 4 34 0 N"/>
          </draw:custom-shape>
          <draw:custom-shape draw:style-name="gr10" draw:text-style-name="P6" draw:layer="layout" svg:width="0.089cm" svg:height="0.214cm" draw:transform="rotate (-2.35619449019309) translate (24.369cm 6.999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0" draw:text-style-name="P6" draw:layer="layout" svg:width="0.099cm" svg:height="0.152cm" draw:transform="rotate (-2.35619449019309) translate (24.058cm 6.49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0" draw:text-style-name="P6" draw:layer="layout" svg:width="0.212cm" svg:height="0.061cm" draw:transform="rotate (-2.35619449019309) translate (23.74cm 6.15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0" draw:text-style-name="P6" draw:layer="layout" svg:width="0.024cm" svg:height="0.021cm" draw:transform="rotate (-2.35619449019309) translate (23.593cm 6.258cm)">
            <text:p/>
            <draw:enhanced-geometry svg:viewBox="0 0 54 35" draw:type="non-primitive" draw:enhanced-path="M 0 35 L 7 30 13 26 20 20 25 16 32 11 39 6 46 3 54 0 0 35 Z N"/>
          </draw:custom-shape>
          <draw:custom-shape draw:style-name="gr10" draw:text-style-name="P6" draw:layer="layout" svg:width="0.148cm" svg:height="0.095cm" draw:transform="rotate (-2.35619449019309) translate (23.524cm 6.063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0" draw:text-style-name="P6" draw:layer="layout" svg:width="0.118cm" svg:height="0.084cm" draw:transform="rotate (-2.35619449019309) translate (23.374cm 5.936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0" draw:text-style-name="P6" draw:layer="layout" svg:width="0.119cm" svg:height="0.086cm" draw:transform="rotate (-2.35619449019309) translate (23.278cm 5.824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0" draw:text-style-name="P6" draw:layer="layout" svg:width="0.025cm" svg:height="0.005cm" draw:transform="rotate (-2.35619449019309) translate (23.178cm 5.788cm)">
            <text:p/>
            <draw:enhanced-geometry svg:viewBox="0 0 53 0" draw:type="non-primitive" draw:enhanced-path="M 53 0 L 46 0 40 0 34 0 27 0 20 0 13 0 6 0 0 0 53 0 Z N"/>
          </draw:custom-shape>
          <draw:custom-shape draw:style-name="gr10" draw:text-style-name="P6" draw:layer="layout" svg:width="0.122cm" svg:height="0.067cm" draw:transform="rotate (-2.35619449019309) translate (23.06cm 5.66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6" draw:layer="layout" svg:width="0.016cm" svg:height="0.02cm" draw:transform="rotate (-2.35619449019309) translate (23.868cm 7.45cm)">
            <text:p/>
            <draw:enhanced-geometry svg:viewBox="0 0 35 36" draw:type="non-primitive" draw:enhanced-path="M 35 0 L 35 0 31 5 26 10 22 14 17 17 13 22 9 27 5 31 0 36 N"/>
          </draw:custom-shape>
          <draw:custom-shape draw:style-name="gr7" draw:text-style-name="P6" draw:layer="layout" svg:width="0.057cm" svg:height="0.047cm" draw:transform="rotate (-2.35619449019309) translate (24.338cm 7.166cm)">
            <text:p/>
            <draw:enhanced-geometry svg:viewBox="0 0 123 78" draw:type="non-primitive" draw:enhanced-path="M 0 9 L 0 9 14 8 28 6 41 4 55 1 69 0 81 0 93 4 104 9 104 9 109 15 114 23 117 31 118 40 120 50 121 59 122 69 123 78 N"/>
          </draw:custom-shape>
          <draw:custom-shape draw:style-name="gr7" draw:text-style-name="P6" draw:layer="layout" svg:width="0.065cm" svg:height="0.019cm" draw:transform="rotate (-2.35619449019309) translate (24.452cm 7.038cm)">
            <text:p/>
            <draw:enhanced-geometry svg:viewBox="0 0 140 34" draw:type="non-primitive" draw:enhanced-path="M 140 0 L 140 0 122 4 103 5 84 6 63 7 45 10 28 15 12 23 0 34 N"/>
          </draw:custom-shape>
          <draw:custom-shape draw:style-name="gr7" draw:text-style-name="P6" draw:layer="layout" svg:width="0.023cm" svg:height="0.064cm" draw:transform="rotate (-2.35619449019309) translate (24.466cm 7.003cm)">
            <text:p/>
            <draw:enhanced-geometry svg:viewBox="0 0 53 106" draw:type="non-primitive" draw:enhanced-path="M 0 106 L 0 106 6 92 13 79 20 66 27 53 33 40 39 27 46 14 53 0 N"/>
          </draw:custom-shape>
          <draw:custom-shape draw:style-name="gr7" draw:text-style-name="P6" draw:layer="layout" svg:width="0.005cm" svg:height="0.063cm" draw:transform="rotate (-2.35619449019309) translate (24.464cm 7.005cm)">
            <text:p/>
            <draw:enhanced-geometry svg:viewBox="0 0 11 106" draw:type="non-primitive" draw:enhanced-path="M 0 0 L 0 0 1 14 3 29 6 42 9 57 11 71 10 84 6 96 0 106 N"/>
          </draw:custom-shape>
          <draw:custom-shape draw:style-name="gr7" draw:text-style-name="P6" draw:layer="layout" svg:width="0.076cm" svg:height="0.056cm" draw:transform="rotate (-2.35619449019309) translate (24.318cm 7.166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6" draw:layer="layout" svg:width="0.017cm" svg:height="0.021cm" draw:transform="rotate (-2.35619449019309) translate (24.315cm 7.245cm)">
            <text:p/>
            <draw:enhanced-geometry svg:viewBox="0 0 35 35" draw:type="non-primitive" draw:enhanced-path="M 35 35 L 35 35 31 31 26 25 23 18 18 12 15 6 10 3 6 0 0 1 N"/>
          </draw:custom-shape>
          <draw:custom-shape draw:style-name="gr7" draw:text-style-name="P6" draw:layer="layout" svg:width="0.023cm" svg:height="0.065cm" draw:transform="rotate (-2.35619449019309) translate (24.478cm 7.003cm)">
            <text:p/>
            <draw:enhanced-geometry svg:viewBox="0 0 53 106" draw:type="non-primitive" draw:enhanced-path="M 53 0 L 53 0 46 10 37 17 28 25 19 33 11 41 4 50 0 59 0 70 0 70 3 78 7 83 14 88 22 91 30 95 38 98 46 101 53 106 N"/>
          </draw:custom-shape>
          <draw:custom-shape draw:style-name="gr7" draw:text-style-name="P6" draw:layer="layout" svg:width="0.728cm" svg:height="1.669cm" draw:transform="rotate (-2.35619449019309) translate (24.452cm 7.312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1" draw:text-style-name="P6" draw:layer="layout" svg:width="0.095cm" svg:height="0.321cm" draw:transform="rotate (-2.35619449019309) translate (24.461cm 6.89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6" draw:layer="layout" svg:width="0.095cm" svg:height="0.321cm" draw:transform="rotate (-2.35619449019309) translate (24.461cm 6.89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1" draw:text-style-name="P6" draw:layer="layout" svg:width="0.117cm" svg:height="0.308cm" draw:transform="rotate (-2.35619449019309) translate (24.501cm 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6" draw:layer="layout" svg:width="0.117cm" svg:height="0.308cm" draw:transform="rotate (-2.35619449019309) translate (24.501cm 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1" draw:text-style-name="P6" draw:layer="layout" svg:width="0.102cm" svg:height="0.193cm" draw:transform="rotate (-2.35619449019309) translate (24.493cm 6.88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6" draw:layer="layout" svg:width="0.102cm" svg:height="0.193cm" draw:transform="rotate (-2.35619449019309) translate (24.493cm 6.88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1" draw:text-style-name="P6" draw:layer="layout" svg:width="0.101cm" svg:height="0.302cm" draw:transform="rotate (-2.35619449019309) translate (24.254cm 7.18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6" draw:layer="layout" svg:width="0.101cm" svg:height="0.302cm" draw:transform="rotate (-2.35619449019309) translate (24.254cm 7.18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1" draw:text-style-name="P6" draw:layer="layout" svg:width="0.109cm" svg:height="0.188cm" draw:transform="rotate (-2.35619449019309) translate (24.135cm 7.071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6" draw:layer="layout" svg:width="0.109cm" svg:height="0.188cm" draw:transform="rotate (-2.35619449019309) translate (24.135cm 7.071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1" draw:text-style-name="P6" draw:layer="layout" svg:width="0.078cm" svg:height="0.022cm" draw:transform="rotate (-2.35619449019309) translate (24.165cm 7.062cm)">
            <text:p/>
            <draw:enhanced-geometry svg:viewBox="0 0 175 34" draw:type="non-primitive" draw:enhanced-path="M 175 0 L 153 4 132 9 109 13 87 17 66 21 43 26 22 30 0 34 175 0 Z N"/>
          </draw:custom-shape>
          <draw:custom-shape draw:style-name="gr7" draw:text-style-name="P6" draw:layer="layout" svg:width="0.078cm" svg:height="0.022cm" draw:transform="rotate (-2.35619449019309) translate (24.165cm 7.062cm)">
            <text:p/>
            <draw:enhanced-geometry svg:viewBox="0 0 175 34" draw:type="non-primitive" draw:enhanced-path="M 175 0 L 175 0 153 4 132 9 109 13 87 17 66 21 43 26 22 30 0 34 N"/>
          </draw:custom-shape>
          <draw:custom-shape draw:style-name="gr11" draw:text-style-name="P6" draw:layer="layout" svg:width="0.091cm" svg:height="0.216cm" draw:transform="rotate (-2.35619449019309) translate (24.376cm 6.68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6" draw:layer="layout" svg:width="0.091cm" svg:height="0.216cm" draw:transform="rotate (-2.35619449019309) translate (24.376cm 6.68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1" draw:text-style-name="P6" draw:layer="layout" svg:width="0.076cm" svg:height="0.217cm" draw:transform="rotate (-2.35619449019309) translate (24.042cm 7.062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6" draw:layer="layout" svg:width="0.076cm" svg:height="0.217cm" draw:transform="rotate (-2.35619449019309) translate (24.042cm 7.062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0" draw:text-style-name="P6" draw:layer="layout" svg:width="0.021cm" svg:height="0.011cm" draw:transform="rotate (-2.35619449019309) translate (23.861cm 7.513cm)">
            <text:p/>
            <draw:enhanced-geometry svg:viewBox="0 0 44 17" draw:type="non-primitive" draw:enhanced-path="M 44 17 L 38 15 33 13 28 10 23 8 17 7 11 5 6 2 0 0 44 17 Z N"/>
          </draw:custom-shape>
          <draw:custom-shape draw:style-name="gr7" draw:text-style-name="P6" draw:layer="layout" svg:width="0.021cm" svg:height="0.011cm" draw:transform="rotate (-2.35619449019309) translate (23.861cm 7.513cm)">
            <text:p/>
            <draw:enhanced-geometry svg:viewBox="0 0 44 17" draw:type="non-primitive" draw:enhanced-path="M 44 17 L 44 17 38 15 33 13 28 10 23 8 17 7 11 5 6 2 0 0 N"/>
          </draw:custom-shape>
          <draw:custom-shape draw:style-name="gr11" draw:text-style-name="P6" draw:layer="layout" svg:width="0.255cm" svg:height="0.226cm" draw:transform="rotate (-2.35619449019309) translate (23.997cm 7.552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6" draw:layer="layout" svg:width="0.255cm" svg:height="0.226cm" draw:transform="rotate (-2.35619449019309) translate (23.997cm 7.552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1" draw:text-style-name="P6" draw:layer="layout" svg:width="0.226cm" svg:height="0.204cm" draw:transform="rotate (-2.35619449019309) translate (23.201cm 6.85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6" draw:layer="layout" svg:width="0.226cm" svg:height="0.204cm" draw:transform="rotate (-2.35619449019309) translate (23.201cm 6.85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1" draw:text-style-name="P6" draw:layer="layout" svg:width="0.313cm" svg:height="0.313cm" draw:transform="rotate (-2.35619449019309) translate (22.44cm 6.3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6" draw:layer="layout" svg:width="0.313cm" svg:height="0.313cm" draw:transform="rotate (-2.35619449019309) translate (22.44cm 6.3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1" draw:text-style-name="P6" draw:layer="layout" svg:width="0.076cm" svg:height="0.064cm" draw:transform="rotate (-2.35619449019309) translate (22.76cm 5.861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6" draw:layer="layout" svg:width="0.076cm" svg:height="0.064cm" draw:transform="rotate (-2.35619449019309) translate (22.76cm 5.861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1" draw:text-style-name="P6" draw:layer="layout" svg:width="0.064cm" svg:height="0.053cm" draw:transform="rotate (-2.35619449019309) translate (23.156cm 5.486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6" draw:layer="layout" svg:width="0.064cm" svg:height="0.053cm" draw:transform="rotate (-2.35619449019309) translate (23.156cm 5.486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1" draw:text-style-name="P6" draw:layer="layout" svg:width="0.069cm" svg:height="0.119cm" draw:transform="rotate (-2.35619449019309) translate (22.789cm 5.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6" draw:layer="layout" svg:width="0.069cm" svg:height="0.119cm" draw:transform="rotate (-2.35619449019309) translate (22.789cm 5.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1" draw:text-style-name="P6" draw:layer="layout" svg:width="0.069cm" svg:height="0.121cm" draw:transform="rotate (-2.35619449019309) translate (23.087cm 5.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6" draw:layer="layout" svg:width="0.069cm" svg:height="0.121cm" draw:transform="rotate (-2.35619449019309) translate (23.087cm 5.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1" draw:text-style-name="P6" draw:layer="layout" svg:width="0.24cm" svg:height="0.204cm" draw:transform="rotate (-2.35619449019309) translate (24.205cm 5.818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6" draw:layer="layout" svg:width="0.24cm" svg:height="0.204cm" draw:transform="rotate (-2.35619449019309) translate (24.205cm 5.818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1" draw:text-style-name="P6" draw:layer="layout" svg:width="0.323cm" svg:height="0.317cm" draw:transform="rotate (-2.35619449019309) translate (23.767cm 5.007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6" draw:layer="layout" svg:width="0.323cm" svg:height="0.317cm" draw:transform="rotate (-2.35619449019309) translate (23.767cm 5.007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6" draw:layer="layout" svg:width="0.695cm" svg:height="1.67cm" draw:transform="rotate (-2.35619449019309) translate (25.067cm 6.71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1" draw:text-style-name="P6" draw:layer="layout" svg:width="0.255cm" svg:height="0.228cm" draw:transform="rotate (-2.35619449019309) translate (25.01cm 6.626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6" draw:layer="layout" svg:width="0.255cm" svg:height="0.228cm" draw:transform="rotate (-2.35619449019309) translate (25.01cm 6.626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6" draw:layer="layout" svg:width="0.004cm" svg:height="0.083cm" draw:transform="rotate (-2.35619449019309) translate (24.837cm 6.661cm)">
            <text:p/>
            <draw:enhanced-geometry svg:viewBox="0 0 0 140" draw:type="non-primitive" draw:enhanced-path="M 0 140 L 0 140 0 123 0 105 0 88 0 70 0 53 0 36 0 17 0 0 N"/>
          </draw:custom-shape>
          <draw:custom-shape draw:style-name="gr7" draw:text-style-name="P6" draw:layer="layout" svg:width="0.004cm" svg:height="0.087cm" draw:transform="rotate (-2.35619449019309) translate (24.791cm 6.681cm)">
            <text:p/>
            <draw:enhanced-geometry svg:viewBox="0 0 0 141" draw:type="non-primitive" draw:enhanced-path="M 0 141 L 0 141 0 123 0 106 0 88 0 71 0 54 0 36 0 19 0 0 N"/>
          </draw:custom-shape>
          <draw:custom-shape draw:style-name="gr7" draw:text-style-name="P6" draw:layer="layout" svg:width="0.005cm" svg:height="0.064cm" draw:transform="rotate (-2.35619449019309) translate (24.891cm 6.634cm)">
            <text:p/>
            <draw:enhanced-geometry svg:viewBox="0 0 9 105" draw:type="non-primitive" draw:enhanced-path="M 9 105 L 9 105 7 91 6 79 5 65 4 52 3 40 2 26 1 14 0 0 N"/>
          </draw:custom-shape>
          <draw:custom-shape draw:style-name="gr7" draw:text-style-name="P6" draw:layer="layout" svg:width="0.044cm" svg:height="0.005cm" draw:transform="rotate (-2.35619449019309) translate (24.876cm 6.528cm)">
            <text:p/>
            <draw:enhanced-geometry svg:viewBox="0 0 97 0" draw:type="non-primitive" draw:enhanced-path="M 97 0 L 97 0 84 0 72 0 59 0 48 0 35 0 24 0 12 0 0 0 N"/>
          </draw:custom-shape>
          <draw:custom-shape draw:style-name="gr7" draw:text-style-name="P6" draw:layer="layout" svg:width="0.073cm" svg:height="0.021cm" draw:transform="rotate (-2.35619449019309) translate (24.808cm 6.529cm)">
            <text:p/>
            <draw:enhanced-geometry svg:viewBox="0 0 149 35" draw:type="non-primitive" draw:enhanced-path="M 149 0 L 149 0 131 5 112 9 93 14 74 17 56 22 37 26 19 31 0 35 N"/>
          </draw:custom-shape>
          <draw:custom-shape draw:style-name="gr7" draw:text-style-name="P6" draw:layer="layout" svg:width="0.069cm" svg:height="0.03cm" draw:transform="rotate (-2.35619449019309) translate (24.752cm 6.528cm)">
            <text:p/>
            <draw:enhanced-geometry svg:viewBox="0 0 148 55" draw:type="non-primitive" draw:enhanced-path="M 148 0 L 148 0 129 7 111 14 92 21 74 27 54 34 36 41 18 48 0 55 N"/>
          </draw:custom-shape>
          <draw:custom-shape draw:style-name="gr7" draw:text-style-name="P6" draw:layer="layout" svg:width="0.006cm" svg:height="0.077cm" draw:transform="rotate (-2.35619449019309) translate (24.726cm 6.706cm)">
            <text:p/>
            <draw:enhanced-geometry svg:viewBox="0 0 0 121" draw:type="non-primitive" draw:enhanced-path="M 0 121 L 0 121 0 106 0 92 0 77 0 61 0 46 0 31 0 16 0 0 N"/>
          </draw:custom-shape>
          <draw:custom-shape draw:style-name="gr7" draw:text-style-name="P6" draw:layer="layout" svg:width="0.053cm" svg:height="0.021cm" draw:transform="rotate (-2.35619449019309) translate (24.701cm 6.571cm)">
            <text:p/>
            <draw:enhanced-geometry svg:viewBox="0 0 107 37" draw:type="non-primitive" draw:enhanced-path="M 107 0 L 107 0 93 5 80 9 66 14 54 18 40 23 26 26 14 32 0 37 N"/>
          </draw:custom-shape>
          <draw:custom-shape draw:style-name="gr7" draw:text-style-name="P6" draw:layer="layout" svg:width="0.008cm" svg:height="0.052cm" draw:transform="rotate (-2.35619449019309) translate (24.685cm 6.707cm)">
            <text:p/>
            <draw:enhanced-geometry svg:viewBox="0 0 17 87" draw:type="non-primitive" draw:enhanced-path="M 0 87 L 0 87 2 77 4 66 6 56 8 44 10 34 13 23 15 11 17 0 N"/>
          </draw:custom-shape>
          <draw:custom-shape draw:style-name="gr7" draw:text-style-name="P6" draw:layer="layout" svg:width="0.028cm" svg:height="0.008cm" draw:transform="rotate (-2.35619449019309) translate (24.658cm 6.534cm)">
            <text:p/>
            <draw:enhanced-geometry svg:viewBox="0 0 61 17" draw:type="non-primitive" draw:enhanced-path="M 61 0 L 61 0 53 2 46 4 38 6 30 8 22 10 16 12 8 14 0 17 N"/>
          </draw:custom-shape>
          <draw:custom-shape draw:style-name="gr7" draw:text-style-name="P6" draw:layer="layout" svg:width="0.008cm" svg:height="0.089cm" draw:transform="rotate (-2.35619449019309) translate (23.922cm 7.415cm)">
            <text:p/>
            <draw:enhanced-geometry svg:viewBox="0 0 18 141" draw:type="non-primitive" draw:enhanced-path="M 18 141 L 18 141 16 122 13 105 11 87 9 70 7 53 4 35 2 18 0 0 N"/>
          </draw:custom-shape>
          <draw:custom-shape draw:style-name="gr7" draw:text-style-name="P6" draw:layer="layout" svg:width="0.008cm" svg:height="0.085cm" draw:transform="rotate (-2.35619449019309) translate (23.944cm 7.464cm)">
            <text:p/>
            <draw:enhanced-geometry svg:viewBox="0 0 17 140" draw:type="non-primitive" draw:enhanced-path="M 0 140 L 0 140 2 123 4 105 7 88 9 70 11 52 12 35 15 17 17 0 N"/>
          </draw:custom-shape>
          <draw:custom-shape draw:style-name="gr7" draw:text-style-name="P6" draw:layer="layout" svg:width="0.061cm" svg:height="0.011cm" draw:transform="rotate (-2.35619449019309) translate (23.867cm 7.375cm)">
            <text:p/>
            <draw:enhanced-geometry svg:viewBox="0 0 131 17" draw:type="non-primitive" draw:enhanced-path="M 0 0 L 0 0 17 2 33 4 49 6 66 9 82 11 98 12 114 14 131 17 N"/>
          </draw:custom-shape>
          <draw:custom-shape draw:style-name="gr7" draw:text-style-name="P6" draw:layer="layout" svg:width="0.052cm" svg:height="0.021cm" draw:transform="rotate (-2.35619449019309) translate (23.871cm 7.337cm)">
            <text:p/>
            <draw:enhanced-geometry svg:viewBox="0 0 114 34" draw:type="non-primitive" draw:enhanced-path="M 0 0 L 0 0 14 4 27 9 42 13 57 18 70 21 85 26 100 30 114 34 N"/>
          </draw:custom-shape>
          <draw:custom-shape draw:style-name="gr7" draw:text-style-name="P6" draw:layer="layout" svg:width="0.006cm" svg:height="0.046cm" draw:transform="rotate (-2.35619449019309) translate (23.893cm 7.558cm)">
            <text:p/>
            <draw:enhanced-geometry svg:viewBox="0 0 17 71" draw:type="non-primitive" draw:enhanced-path="M 0 71 L 0 71 1 62 3 53 4 44 6 35 9 27 11 18 13 9 17 0 N"/>
          </draw:custom-shape>
          <draw:custom-shape draw:style-name="gr7" draw:text-style-name="P6" draw:layer="layout" svg:width="0.004cm" svg:height="0.071cm" draw:transform="rotate (-2.35619449019309) translate (23.904cm 7.567cm)">
            <text:p/>
            <draw:enhanced-geometry svg:viewBox="0 0 0 124" draw:type="non-primitive" draw:enhanced-path="M 0 124 L 0 124 0 108 0 93 0 78 0 62 0 47 0 31 0 16 0 0 N"/>
          </draw:custom-shape>
          <draw:custom-shape draw:style-name="gr7" draw:text-style-name="P6" draw:layer="layout" svg:width="0.004cm" svg:height="0.055cm" draw:transform="rotate (-2.35619449019309) translate (23.919cm 7.614cm)">
            <text:p/>
            <draw:enhanced-geometry svg:viewBox="0 0 12 87" draw:type="non-primitive" draw:enhanced-path="M 4 87 L 4 87 4 75 3 64 1 51 0 40 0 29 2 19 6 8 12 0 N"/>
          </draw:custom-shape>
          <draw:custom-shape draw:style-name="gr7" draw:text-style-name="P6" draw:layer="layout" svg:width="0.009cm" svg:height="0.063cm" draw:transform="rotate (-2.35619449019309) translate (23.849cm 7.668cm)">
            <text:p/>
            <draw:enhanced-geometry svg:viewBox="0 0 18 105" draw:type="non-primitive" draw:enhanced-path="M 9 105 L 9 105 9 90 11 74 14 56 17 39 18 24 15 12 10 3 0 0 N"/>
          </draw:custom-shape>
          <draw:custom-shape draw:style-name="gr7" draw:text-style-name="P6" draw:layer="layout" svg:width="0.04cm" svg:height="0.033cm" draw:transform="rotate (-2.35619449019309) translate (23.788cm 7.577cm)">
            <text:p/>
            <draw:enhanced-geometry svg:viewBox="0 0 88 52" draw:type="non-primitive" draw:enhanced-path="M 0 0 L 0 0 11 7 21 12 33 19 44 26 54 33 65 40 77 45 88 52 N"/>
          </draw:custom-shape>
          <draw:custom-shape draw:style-name="gr7" draw:text-style-name="P6" draw:layer="layout" svg:width="0.035cm" svg:height="0.02cm" draw:transform="rotate (-2.35619449019309) translate (23.831cm 7.552cm)">
            <text:p/>
            <draw:enhanced-geometry svg:viewBox="0 0 72 35" draw:type="non-primitive" draw:enhanced-path="M 0 0 L 0 0 9 5 18 9 27 14 36 17 44 22 53 26 63 31 72 35 N"/>
          </draw:custom-shape>
          <draw:custom-shape draw:style-name="gr7" draw:text-style-name="P6" draw:layer="layout" svg:width="0.044cm" svg:height="0.03cm" draw:transform="rotate (-2.35619449019309) translate (23.884cm 7.5cm)">
            <text:p/>
            <draw:enhanced-geometry svg:viewBox="0 0 96 52" draw:type="non-primitive" draw:enhanced-path="M 0 0 L 0 0 12 7 24 13 36 19 49 26 60 32 72 39 84 46 96 52 N"/>
          </draw:custom-shape>
          <draw:custom-shape draw:style-name="gr7" draw:text-style-name="P6" draw:layer="layout" svg:width="0.041cm" svg:height="0.033cm" draw:transform="rotate (-2.35619449019309) translate (23.842cm 7.435cm)">
            <text:p/>
            <draw:enhanced-geometry svg:viewBox="0 0 89 53" draw:type="non-primitive" draw:enhanced-path="M 0 0 L 0 0 11 7 22 13 33 19 45 26 55 33 66 40 77 47 89 53 N"/>
          </draw:custom-shape>
          <draw:custom-shape draw:style-name="gr7" draw:text-style-name="P6" draw:layer="layout" svg:width="0.029cm" svg:height="0.014cm" draw:transform="rotate (-2.35619449019309) translate (23.429cm 6.869cm)">
            <text:p/>
            <draw:enhanced-geometry svg:viewBox="0 0 62 20" draw:type="non-primitive" draw:enhanced-path="M 0 0 L 0 0 8 3 16 7 25 11 33 15 41 18 47 20 55 20 62 17 N"/>
          </draw:custom-shape>
          <draw:custom-shape draw:style-name="gr7" draw:text-style-name="P6" draw:layer="layout" svg:width="0.008cm" svg:height="0.011cm" draw:transform="rotate (-2.35619449019309) translate (23.364cm 6.955cm)">
            <text:p/>
            <draw:enhanced-geometry svg:viewBox="0 0 17 18" draw:type="non-primitive" draw:enhanced-path="M 0 18 L 0 18 5 13 8 9 13 4 17 0 N"/>
          </draw:custom-shape>
          <draw:custom-shape draw:style-name="gr7" draw:text-style-name="P6" draw:layer="layout" svg:width="0.037cm" svg:height="0.02cm" draw:transform="rotate (-2.35619449019309) translate (23.415cm 6.916cm)">
            <text:p/>
            <draw:enhanced-geometry svg:viewBox="0 0 79 35" draw:type="non-primitive" draw:enhanced-path="M 0 0 L 0 0 10 4 20 9 30 13 41 17 51 21 60 26 70 30 79 35 N"/>
          </draw:custom-shape>
          <draw:custom-shape draw:style-name="gr7" draw:text-style-name="P6" draw:layer="layout" svg:width="0.032cm" svg:height="0.011cm" draw:transform="rotate (-2.35619449019309) translate (23.286cm 6.861cm)">
            <text:p/>
            <draw:enhanced-geometry svg:viewBox="0 0 70 17" draw:type="non-primitive" draw:enhanced-path="M 0 17 L 0 17 9 15 17 13 26 11 35 8 43 6 52 5 60 3 70 0 N"/>
          </draw:custom-shape>
          <draw:custom-shape draw:style-name="gr7" draw:text-style-name="P6" draw:layer="layout" svg:width="0.041cm" svg:height="0.011cm" draw:transform="rotate (-2.35619449019309) translate (23.222cm 6.81cm)">
            <text:p/>
            <draw:enhanced-geometry svg:viewBox="0 0 88 17" draw:type="non-primitive" draw:enhanced-path="M 0 17 L 0 17 11 14 22 12 32 10 44 8 54 5 65 3 76 1 88 0 N"/>
          </draw:custom-shape>
          <draw:custom-shape draw:style-name="gr7" draw:text-style-name="P6" draw:layer="layout" svg:width="0.033cm" svg:height="0.023cm" draw:transform="rotate (-2.35619449019309) translate (23.283cm 6.834cm)">
            <text:p/>
            <draw:enhanced-geometry svg:viewBox="0 0 71 36" draw:type="non-primitive" draw:enhanced-path="M 71 0 L 71 0 62 5 53 10 44 14 36 19 27 23 18 27 9 31 0 36 N"/>
          </draw:custom-shape>
          <draw:custom-shape draw:style-name="gr7" draw:text-style-name="P6" draw:layer="layout" svg:width="0.032cm" svg:height="0.011cm" draw:transform="rotate (-2.35619449019309) translate (23.358cm 6.826cm)">
            <text:p/>
            <draw:enhanced-geometry svg:viewBox="0 0 72 19" draw:type="non-primitive" draw:enhanced-path="M 72 0 L 72 0 63 2 54 5 45 7 37 9 28 13 19 15 10 17 0 19 N"/>
          </draw:custom-shape>
          <draw:custom-shape draw:style-name="gr7" draw:text-style-name="P6" draw:layer="layout" svg:width="0.033cm" svg:height="0.006cm" draw:transform="rotate (-2.35619449019309) translate (23.387cm 6.842cm)">
            <text:p/>
            <draw:enhanced-geometry svg:viewBox="0 0 62 17" draw:type="non-primitive" draw:enhanced-path="M 62 17 L 62 17 54 15 47 12 39 10 31 8 23 6 16 4 8 2 0 0 N"/>
          </draw:custom-shape>
          <draw:custom-shape draw:style-name="gr7" draw:text-style-name="P6" draw:layer="layout" svg:width="0.033cm" svg:height="0.008cm" draw:transform="rotate (-2.35619449019309) translate (23.443cm 6.867cm)">
            <text:p/>
            <draw:enhanced-geometry svg:viewBox="0 0 69 17" draw:type="non-primitive" draw:enhanced-path="M 0 17 L 0 17 9 15 18 13 26 11 35 8 43 6 52 4 60 2 69 0 N"/>
          </draw:custom-shape>
          <draw:custom-shape draw:style-name="gr7" draw:text-style-name="P6" draw:layer="layout" svg:width="0.037cm" svg:height="0.045cm" draw:transform="rotate (-2.35619449019309) translate (22.839cm 6.438cm)">
            <text:p/>
            <draw:enhanced-geometry svg:viewBox="0 0 78 71" draw:type="non-primitive" draw:enhanced-path="M 78 0 L 78 0 68 9 59 18 48 28 38 35 28 45 19 54 9 62 0 71 N"/>
          </draw:custom-shape>
          <draw:custom-shape draw:style-name="gr7" draw:text-style-name="P6" draw:layer="layout" svg:width="0.042cm" svg:height="0.021cm" draw:transform="rotate (-2.35619449019309) translate (22.787cm 6.467cm)">
            <text:p/>
            <draw:enhanced-geometry svg:viewBox="0 0 88 37" draw:type="non-primitive" draw:enhanced-path="M 0 0 L 0 0 11 5 21 9 33 14 44 18 54 23 66 28 77 32 88 37 N"/>
          </draw:custom-shape>
          <draw:custom-shape draw:style-name="gr7" draw:text-style-name="P6" draw:layer="layout" svg:width="0.033cm" svg:height="0.032cm" draw:transform="rotate (-2.35619449019309) translate (22.719cm 6.405cm)">
            <text:p/>
            <draw:enhanced-geometry svg:viewBox="0 0 70 52" draw:type="non-primitive" draw:enhanced-path="M 70 0 L 70 0 60 7 47 12 35 18 24 22 12 29 4 35 0 43 1 52 N"/>
          </draw:custom-shape>
          <draw:custom-shape draw:style-name="gr7" draw:text-style-name="P6" draw:layer="layout" svg:width="0.047cm" svg:height="0.007cm" draw:transform="rotate (-2.35619449019309) translate (22.664cm 6.404cm)">
            <text:p/>
            <draw:enhanced-geometry svg:viewBox="0 0 97 0" draw:type="non-primitive" draw:enhanced-path="M 0 0 L 0 0 13 0 24 0 37 0 48 0 60 0 72 0 84 0 97 0 N"/>
          </draw:custom-shape>
          <draw:custom-shape draw:style-name="gr7" draw:text-style-name="P6" draw:layer="layout" svg:width="0.032cm" svg:height="0.032cm" draw:transform="rotate (-2.35619449019309) translate (22.65cm 6.361cm)">
            <text:p/>
            <draw:enhanced-geometry svg:viewBox="0 0 70 52" draw:type="non-primitive" draw:enhanced-path="M 70 0 L 70 0 61 7 52 13 44 20 35 26 26 33 18 40 9 46 0 52 N"/>
          </draw:custom-shape>
          <draw:custom-shape draw:style-name="gr7" draw:text-style-name="P6" draw:layer="layout" svg:width="0.044cm" svg:height="0.004cm" draw:transform="rotate (-2.35619449019309) translate (22.647cm 6.356cm)">
            <text:p/>
            <draw:enhanced-geometry svg:viewBox="0 0 97 0" draw:type="non-primitive" draw:enhanced-path="M 0 0 L 0 0 13 0 24 0 37 0 48 0 61 0 72 0 84 0 97 0 N"/>
          </draw:custom-shape>
          <draw:custom-shape draw:style-name="gr7" draw:text-style-name="P6" draw:layer="layout" svg:width="0.033cm" svg:height="0.021cm" draw:transform="rotate (-2.35619449019309) translate (22.546cm 6.339cm)">
            <text:p/>
            <draw:enhanced-geometry svg:viewBox="0 0 72 35" draw:type="non-primitive" draw:enhanced-path="M 72 0 L 72 0 61 4 50 7 38 10 25 12 15 16 6 20 1 27 0 35 N"/>
          </draw:custom-shape>
          <draw:custom-shape draw:style-name="gr7" draw:text-style-name="P6" draw:layer="layout" svg:width="0.055cm" svg:height="0.005cm" draw:transform="rotate (-2.35619449019309) translate (22.557cm 6.305cm)">
            <text:p/>
            <draw:enhanced-geometry svg:viewBox="0 0 122 0" draw:type="non-primitive" draw:enhanced-path="M 122 0 L 122 0 106 0 90 0 76 0 60 0 45 0 30 0 14 0 0 0 N"/>
          </draw:custom-shape>
          <draw:custom-shape draw:style-name="gr7" draw:text-style-name="P6" draw:layer="layout" svg:width="0.023cm" svg:height="0.008cm" draw:transform="rotate (-2.35619449019309) translate (22.563cm 6.251cm)">
            <text:p/>
            <draw:enhanced-geometry svg:viewBox="0 0 52 17" draw:type="non-primitive" draw:enhanced-path="M 52 0 L 52 0 46 2 40 5 33 7 26 9 20 11 13 14 7 15 0 17 N"/>
          </draw:custom-shape>
          <draw:custom-shape draw:style-name="gr7" draw:text-style-name="P6" draw:layer="layout" svg:width="0.028cm" svg:height="0.044cm" draw:transform="rotate (-2.35619449019309) translate (22.539cm 6.295cm)">
            <text:p/>
            <draw:enhanced-geometry svg:viewBox="0 0 61 71" draw:type="non-primitive" draw:enhanced-path="M 61 0 L 61 0 53 9 46 18 38 26 30 35 22 45 16 52 8 62 0 71 N"/>
          </draw:custom-shape>
          <draw:custom-shape draw:style-name="gr7" draw:text-style-name="P6" draw:layer="layout" svg:width="0.033cm" svg:height="0.008cm" draw:transform="rotate (-2.35619449019309) translate (22.461cm 6.296cm)">
            <text:p/>
            <draw:enhanced-geometry svg:viewBox="0 0 70 17" draw:type="non-primitive" draw:enhanced-path="M 0 17 L 0 17 9 15 18 13 26 12 35 9 44 7 52 5 61 3 70 0 N"/>
          </draw:custom-shape>
          <draw:custom-shape draw:style-name="gr7" draw:text-style-name="P6" draw:layer="layout" svg:width="0.054cm" svg:height="0.004cm" draw:transform="rotate (-2.35619449019309) translate (24.115cm 5.971cm)">
            <text:p/>
            <draw:enhanced-geometry svg:viewBox="0 0 107 0" draw:type="non-primitive" draw:enhanced-path="M 107 0 L 107 0 93 0 80 0 66 0 54 0 40 0 26 0 14 0 0 0 N"/>
          </draw:custom-shape>
          <draw:custom-shape draw:style-name="gr7" draw:text-style-name="P6" draw:layer="layout" svg:width="0.065cm" svg:height="0.011cm" draw:transform="rotate (-2.35619449019309) translate (24.115cm 6.033cm)">
            <text:p/>
            <draw:enhanced-geometry svg:viewBox="0 0 131 19" draw:type="non-primitive" draw:enhanced-path="M 131 0 L 131 0 114 2 98 5 81 7 65 9 49 13 32 15 17 17 0 19 N"/>
          </draw:custom-shape>
          <draw:custom-shape draw:style-name="gr7" draw:text-style-name="P6" draw:layer="layout" svg:width="0.036cm" svg:height="0.004cm" draw:transform="rotate (-2.35619449019309) translate (24.178cm 6.094cm)">
            <text:p/>
            <draw:enhanced-geometry svg:viewBox="0 0 78 0" draw:type="non-primitive" draw:enhanced-path="M 78 0 L 78 0 68 0 59 0 49 0 39 0 28 0 19 0 9 0 0 0 N"/>
          </draw:custom-shape>
          <draw:custom-shape draw:style-name="gr7" draw:text-style-name="P6" draw:layer="layout" svg:width="0.049cm" svg:height="0.005cm" draw:transform="rotate (-2.35619449019309) translate (24.155cm 6.198cm)">
            <text:p/>
            <draw:enhanced-geometry svg:viewBox="0 0 106 0" draw:type="non-primitive" draw:enhanced-path="M 106 0 L 106 0 97 0 87 0 78 0 70 0 61 0 52 0 43 0 34 0 34 0 30 0 26 0 22 0 17 0 13 0 8 0 5 0 0 0 N"/>
          </draw:custom-shape>
          <draw:custom-shape draw:style-name="gr7" draw:text-style-name="P6" draw:layer="layout" svg:width="0.023cm" svg:height="0.007cm" draw:transform="rotate (-2.35619449019309) translate (24.104cm 6.149cm)">
            <text:p/>
            <draw:enhanced-geometry svg:viewBox="0 0 53 17" draw:type="non-primitive" draw:enhanced-path="M 0 17 L 0 17 6 15 12 12 19 10 26 8 32 6 39 4 46 2 53 0 N"/>
          </draw:custom-shape>
          <draw:custom-shape draw:style-name="gr7" draw:text-style-name="P6" draw:layer="layout" svg:width="0.029cm" svg:height="0.011cm" draw:transform="rotate (-2.35619449019309) translate (24.112cm 6.071cm)">
            <text:p/>
            <draw:enhanced-geometry svg:viewBox="0 0 61 17" draw:type="non-primitive" draw:enhanced-path="M 0 0 L 0 0 7 3 15 5 23 7 31 9 38 12 46 13 54 15 61 17 N"/>
          </draw:custom-shape>
          <draw:custom-shape draw:style-name="gr7" draw:text-style-name="P6" draw:layer="layout" svg:width="0.047cm" svg:height="0.023cm" draw:transform="rotate (-2.35619449019309) translate (24.028cm 6.034cm)">
            <text:p/>
            <draw:enhanced-geometry svg:viewBox="0 0 105 39" draw:type="non-primitive" draw:enhanced-path="M 0 0 L 0 0 13 5 26 13 40 22 54 30 68 36 80 39 93 39 105 34 N"/>
          </draw:custom-shape>
          <draw:custom-shape draw:style-name="gr7" draw:text-style-name="P6" draw:layer="layout" svg:width="0.021cm" svg:height="0.004cm" draw:transform="rotate (-2.35619449019309) translate (23.472cm 6.908cm)">
            <text:p/>
            <draw:enhanced-geometry svg:viewBox="0 0 44 0" draw:type="non-primitive" draw:enhanced-path="M 0 0 L 0 0 5 0 11 0 16 0 21 0 27 0 33 0 38 0 44 0 N"/>
          </draw:custom-shape>
          <draw:custom-shape draw:style-name="gr7" draw:text-style-name="P6" draw:layer="layout" svg:width="0.04cm" svg:height="0.025cm" draw:transform="rotate (-2.35619449019309) translate (23.726cm 5.49cm)">
            <text:p/>
            <draw:enhanced-geometry svg:viewBox="0 0 88 36" draw:type="non-primitive" draw:enhanced-path="M 88 0 L 88 0 77 5 65 10 54 14 44 17 32 22 21 27 11 31 0 36 N"/>
          </draw:custom-shape>
          <draw:custom-shape draw:style-name="gr7" draw:text-style-name="P6" draw:layer="layout" svg:width="0.017cm" svg:height="0.052cm" draw:transform="rotate (-2.35619449019309) translate (23.683cm 5.554cm)">
            <text:p/>
            <draw:enhanced-geometry svg:viewBox="0 0 35 86" draw:type="non-primitive" draw:enhanced-path="M 0 0 L 0 0 4 11 7 22 9 35 11 47 15 59 19 69 26 78 35 86 N"/>
          </draw:custom-shape>
          <draw:custom-shape draw:style-name="gr7" draw:text-style-name="P6" draw:layer="layout" svg:width="0.065cm" svg:height="0.06cm" draw:transform="rotate (-2.35619449019309) translate (23.718cm 5.489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6" draw:layer="layout" svg:width="0.011cm" svg:height="0.051cm" draw:transform="rotate (-2.35619449019309) translate (23.658cm 5.448cm)">
            <text:p/>
            <draw:enhanced-geometry svg:viewBox="0 0 27 87" draw:type="non-primitive" draw:enhanced-path="M 0 0 L 0 0 3 10 7 22 10 33 13 43 17 55 20 66 24 77 27 87 N"/>
          </draw:custom-shape>
          <draw:custom-shape draw:style-name="gr7" draw:text-style-name="P6" draw:layer="layout" svg:width="0.047cm" svg:height="0.02cm" draw:transform="rotate (-2.35619449019309) translate (23.646cm 5.335cm)">
            <text:p/>
            <draw:enhanced-geometry svg:viewBox="0 0 97 35" draw:type="non-primitive" draw:enhanced-path="M 97 0 L 97 0 84 5 72 9 60 14 48 18 36 23 24 26 13 31 0 35 N"/>
          </draw:custom-shape>
          <draw:custom-shape draw:style-name="gr7" draw:text-style-name="P6" draw:layer="layout" svg:width="0.029cm" svg:height="0.06cm" draw:transform="rotate (-2.35619449019309) translate (23.586cm 5.381cm)">
            <text:p/>
            <draw:enhanced-geometry svg:viewBox="0 0 69 103" draw:type="non-primitive" draw:enhanced-path="M 0 0 L 0 0 9 12 17 26 26 38 35 51 43 64 52 77 60 90 69 103 N"/>
          </draw:custom-shape>
          <draw:custom-shape draw:style-name="gr7" draw:text-style-name="P6" draw:layer="layout" svg:width="0.062cm" svg:height="0.004cm" draw:transform="rotate (-2.35619449019309) translate (23.617cm 5.236cm)">
            <text:p/>
            <draw:enhanced-geometry svg:viewBox="0 0 138 0" draw:type="non-primitive" draw:enhanced-path="M 138 0 L 138 0 119 0 97 0 75 0 52 0 32 0 14 0 4 0 0 0 N"/>
          </draw:custom-shape>
          <draw:custom-shape draw:style-name="gr7" draw:text-style-name="P6" draw:layer="layout" svg:width="0.022cm" svg:height="0.064cm" draw:transform="rotate (-2.35619449019309) translate (23.556cm 5.305cm)">
            <text:p/>
            <draw:enhanced-geometry svg:viewBox="0 0 53 105" draw:type="non-primitive" draw:enhanced-path="M 0 0 L 0 0 7 14 14 26 21 40 27 53 33 67 40 79 46 93 53 105 N"/>
          </draw:custom-shape>
          <draw:custom-shape draw:style-name="gr10" draw:text-style-name="P6" draw:layer="layout" svg:width="0.064cm" svg:height="0.098cm" draw:transform="rotate (-2.35619449019309) translate (24.459cm 7.025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6" draw:layer="layout" svg:width="0.064cm" svg:height="0.098cm" draw:transform="rotate (-2.35619449019309) translate (24.459cm 7.025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1" draw:text-style-name="P6" draw:layer="layout" svg:width="0.076cm" svg:height="0.108cm" draw:transform="rotate (-2.35619449019309) translate (24.514cm 7.025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6" draw:layer="layout" svg:width="0.076cm" svg:height="0.108cm" draw:transform="rotate (-2.35619449019309) translate (24.514cm 7.025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1" draw:text-style-name="P6" draw:layer="layout" svg:width="0.045cm" svg:height="0.021cm" draw:transform="rotate (-2.35619449019309) translate (24.524cm 7.006cm)">
            <text:p/>
            <draw:enhanced-geometry svg:viewBox="0 0 95 35" draw:type="non-primitive" draw:enhanced-path="M 95 18 L 87 15 80 13 72 9 64 6 56 3 50 1 42 0 34 1 28 4 22 6 18 11 13 14 9 18 5 24 2 30 0 35 95 18 Z N"/>
          </draw:custom-shape>
          <draw:custom-shape draw:style-name="gr7" draw:text-style-name="P6" draw:layer="layout" svg:width="0.045cm" svg:height="0.021cm" draw:transform="rotate (-2.35619449019309) translate (24.524cm 7.006cm)">
            <text:p/>
            <draw:enhanced-geometry svg:viewBox="0 0 95 35" draw:type="non-primitive" draw:enhanced-path="M 95 18 L 95 18 87 15 80 13 72 9 64 6 56 3 50 1 42 0 34 1 34 1 28 4 22 6 18 11 13 14 9 18 5 24 2 30 0 35 N"/>
          </draw:custom-shape>
          <draw:custom-shape draw:style-name="gr11" draw:text-style-name="P6" draw:layer="layout" svg:width="0.025cm" svg:height="0.021cm" draw:transform="rotate (-2.35619449019309) translate (24.491cm 7.025cm)">
            <text:p/>
            <draw:enhanced-geometry svg:viewBox="0 0 53 36" draw:type="non-primitive" draw:enhanced-path="M 53 0 L 46 5 38 8 31 12 23 15 16 19 10 23 4 29 0 36 53 0 Z N"/>
          </draw:custom-shape>
          <draw:custom-shape draw:style-name="gr7" draw:text-style-name="P6" draw:layer="layout" svg:width="0.025cm" svg:height="0.021cm" draw:transform="rotate (-2.35619449019309) translate (24.491cm 7.025cm)">
            <text:p/>
            <draw:enhanced-geometry svg:viewBox="0 0 53 36" draw:type="non-primitive" draw:enhanced-path="M 53 0 L 53 0 46 5 38 8 31 12 23 15 16 19 10 23 4 29 0 36 N"/>
          </draw:custom-shape>
          <draw:custom-shape draw:style-name="gr11" draw:text-style-name="P6" draw:layer="layout" svg:width="0.064cm" svg:height="0.045cm" draw:transform="rotate (-2.35619449019309) translate (24.291cm 7.236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6" draw:layer="layout" svg:width="0.064cm" svg:height="0.045cm" draw:transform="rotate (-2.35619449019309) translate (24.291cm 7.236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1" draw:text-style-name="P6" draw:layer="layout" svg:width="0.065cm" svg:height="0.071cm" draw:transform="rotate (-2.35619449019309) translate (24.272cm 7.203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6" draw:layer="layout" svg:width="0.065cm" svg:height="0.071cm" draw:transform="rotate (-2.35619449019309) translate (24.272cm 7.203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1" draw:text-style-name="P6" draw:layer="layout" svg:width="0.036cm" svg:height="0.042cm" draw:transform="rotate (-2.35619449019309) translate (24.493cm 6.994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6" draw:layer="layout" svg:width="0.036cm" svg:height="0.042cm" draw:transform="rotate (-2.35619449019309) translate (24.493cm 6.994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Overloading</text:p>
          </draw:text-box>
        </draw:frame>
        <draw:frame presentation:style-name="pr2" draw:layer="layout" svg:width="25.199cm" svg:height="17cm" svg:x="1.4cm" svg:y="3cm" presentation:class="outline">
          <draw:text-box>
            <text:list text:style-name="L2">
              <text:list-item>
                <text:p>Functions with the same name and in the same scope are said to <text:span text:style-name="T4">overload</text:span> each other</text:p>
              </text:list-item>
              <text:list-item>
                <text:p>Function parameters must differ somehow</text:p>
              </text:list-item>
              <text:list-item>
                <text:p>A difference in return type alone is not sufficient</text:p>
              </text:list-item>
            </text:list>
          </draw:text-box>
        </draw:frame>
        <draw:custom-shape draw:style-name="gr2" draw:text-style-name="P2" draw:layer="layout" svg:width="18.291cm" svg:height="3cm" svg:x="4.1cm" svg:y="9.9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31" draw:text-style-name="P2" draw:layer="layout" svg:width="9.9cm" svg:height="3cm" svg:x="4.1cm" svg:y="14cm">
          <text:p><text:span text:style-name="T2">int <text:s text:c="3"/>random();</text:span></text:p>
          <text:p><text:span text:style-name="T2">long <text:s text:c="2"/>random();</text:span></text:p>
          <text:p><text:span text:style-name="T2">double random();</text:span></text:p>
          <draw:enhanced-geometry svg:viewBox="0 0 21600 21600" draw:type="rectangle" draw:enhanced-path="M 0 0 L 21600 0 21600 21600 0 21600 0 0 Z N"/>
        </draw:custom-shape>
        <draw:custom-shape draw:style-name="gr32" draw:text-style-name="P14" draw:layer="layout" svg:width="3.202cm" svg:height="3.72cm" svg:x="22.956cm" svg:y="9.9cm">
          <text:p text:style-name="P13"><text:span text:style-name="T7"></text:span></text:p>
          <draw:enhanced-geometry svg:viewBox="0 0 21600 21600" draw:type="rectangle" draw:enhanced-path="M 0 0 L 21600 0 21600 21600 0 21600 0 0 Z N"/>
        </draw:custom-shape>
        <draw:custom-shape draw:style-name="gr33" draw:text-style-name="P14" draw:layer="layout" svg:width="2.544cm" svg:height="2.787cm" svg:x="14.556cm" svg:y="14.039cm">
          <text:p text:style-name="P13"><text:span text:style-name="T6"></text:span></text:p>
          <draw:enhanced-geometry svg:viewBox="0 0 21600 21600" draw:mirror-horizontal="true" draw:type="rectangle" draw:enhanced-path="M 0 0 L 21600 0 21600 21600 0 21600 0 0 Z N"/>
        </draw:custom-shape>
        <draw:custom-shape draw:style-name="gr4" draw:text-style-name="P14" draw:layer="layout" svg:width="8.242cm" svg:height="1.173cm" svg:x="18.667cm" svg:y="18.759cm">
          <text:p text:style-name="P13"><text:span text:style-name="T8">overloading != overriding</text:span></text:p>
          <draw:enhanced-geometry svg:viewBox="0 0 21600 21600" draw:type="mso-spt202" draw:enhanced-path="M 0 0 L 21600 0 21600 21600 0 21600 0 0 Z N"/>
        </draw:custom-shape>
        <draw:custom-shape draw:style-name="gr10" draw:text-style-name="P6" draw:layer="layout" svg:width="1.367cm" svg:height="1.998cm" svg:x="17.336cm" svg:y="18.29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34" draw:text-style-name="P2" draw:layer="layout" svg:width="6.291cm" svg:height="1.098cm" svg:x="4.209cm" svg:y="17.8cm">
          <text:p><text:span text:style-name="T2">random();</text:span></text:p>
          <draw:enhanced-geometry svg:viewBox="0 0 21600 21600" draw:type="rectangle" draw:enhanced-path="M 0 0 L 21600 0 21600 21600 0 21600 0 0 Z N"/>
        </draw:custom-shape>
        <draw:line draw:style-name="gr14" draw:text-style-name="P5" draw:layer="layout" svg:x1="4.2cm" svg:y1="18.4cm" svg:x2="2.7cm" svg:y2="18.4cm">
          <text:p/>
        </draw:line>
        <draw:line draw:style-name="gr14" draw:text-style-name="P5" draw:layer="layout" svg:x1="2.6cm" svg:y1="18.4cm" svg:x2="2.6cm" svg:y2="14.4cm">
          <text:p/>
        </draw:line>
        <draw:line draw:style-name="gr5" draw:text-style-name="P5" draw:layer="layout" svg:x1="2.6cm" svg:y1="14.4cm" svg:x2="4.1cm" svg:y2="14.4cm">
          <text:p/>
        </draw:line>
        <draw:line draw:style-name="gr5" draw:text-style-name="P5" draw:layer="layout" svg:x1="2.6cm" svg:y1="15.5cm" svg:x2="4.1cm" svg:y2="15.5cm">
          <text:p/>
        </draw:line>
        <draw:line draw:style-name="gr5" draw:text-style-name="P5" draw:layer="layout" svg:x1="2.6cm" svg:y1="16.5cm" svg:x2="4.1cm" svg:y2="16.5cm">
          <text:p/>
        </draw:line>
        <draw:custom-shape draw:style-name="gr35" draw:text-style-name="P16" draw:layer="layout" svg:width="3cm" svg:height="1.954cm" svg:x="1.341cm" svg:y="14.884cm">
          <text:p text:style-name="P13"><text:span text:style-name="T9">?</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Overloading</text:p>
          </draw:text-box>
        </draw:frame>
        <draw:frame presentation:style-name="pr2" draw:layer="layout" svg:width="25.199cm" svg:height="17cm" svg:x="1.4cm" svg:y="3cm" presentation:class="outline" presentation:user-transformed="true">
          <draw:text-box>
            <text:list text:style-name="L2">
              <text:list-item>
                <text:p>the compiler resolves a call to the overload with the best argument-parameter match</text:p>
              </text:list-item>
              <text:list-item>
                <text:p>resolution must be unambiguous</text:p>
              </text:list-item>
            </text:list>
          </draw:text-box>
        </draw:frame>
        <draw:custom-shape draw:style-name="gr2" draw:text-style-name="P2" draw:layer="layout" svg:width="18.291cm" svg:height="3cm" svg:x="5.3cm" svg:y="9.3cm">
          <text:p><text:span text:style-name="T2">int <text:s text:c="3"/>min(int <text:s text:c="3"/>lhs, int <text:s text:c="3"/>rhs);</text:span></text:p>
          <text:p><text:span text:style-name="T2">long <text:s text:c="2"/>min(long <text:s text:c="2"/>lhs, long <text:s text:c="2"/>rhs);</text:span></text:p>
          <text:p><text:span text:style-name="T2">double min(double lhs, double rhs);</text:span></text:p>
          <draw:enhanced-geometry svg:viewBox="0 0 21600 21600" draw:type="rectangle" draw:enhanced-path="M 0 0 L 21600 0 21600 21600 0 21600 0 0 Z N"/>
        </draw:custom-shape>
        <draw:custom-shape draw:style-name="gr36" draw:text-style-name="P2" draw:layer="layout" svg:width="7.7cm" svg:height="2.029cm" svg:x="5.3cm" svg:y="13.4cm">
          <text:p><text:span text:style-name="T2">min(2.0, 4.0)</text:span></text:p>
          <text:p><text:span text:style-name="T2">min(2, 4)</text:span></text:p>
          <draw:enhanced-geometry svg:viewBox="0 0 21600 21600" draw:mirror-horizontal="false" draw:mirror-vertical="false" draw:type="rectangle" draw:enhanced-path="M 0 0 L 21600 0 21600 21600 0 21600 0 0 Z N"/>
        </draw:custom-shape>
        <draw:custom-shape draw:style-name="gr32" draw:text-style-name="P14" draw:layer="layout" svg:width="3cm" svg:height="3.72cm" svg:x="13.2cm" svg:y="12.7cm">
          <text:p text:style-name="P13"><text:span text:style-name="T7"></text:span></text:p>
          <draw:enhanced-geometry svg:viewBox="0 0 21600 21600" draw:type="rectangle" draw:enhanced-path="M 0 0 L 21600 0 21600 21600 0 21600 0 0 Z N"/>
        </draw:custom-shape>
        <draw:custom-shape draw:style-name="gr37" draw:text-style-name="P2" draw:layer="layout" svg:width="7.7cm" svg:height="2.029cm" svg:x="5.3cm" svg:y="16.501cm">
          <text:p><text:span text:style-name="T2">min(2, 4.0)</text:span></text:p>
          <text:p><text:span text:style-name="T2">min(2.0, 4)</text:span></text:p>
          <draw:enhanced-geometry svg:viewBox="0 0 21600 21600" draw:type="rectangle" draw:enhanced-path="M 0 0 L 21600 0 21600 21600 0 21600 0 0 Z N"/>
        </draw:custom-shape>
        <draw:custom-shape draw:style-name="gr33" draw:text-style-name="P14" draw:layer="layout" svg:width="2.016cm" svg:height="2.787cm" svg:x="13.341cm" svg:y="15.939cm">
          <text:p text:style-name="P13"><text:span text:style-name="T6"></text:span></text:p>
          <draw:enhanced-geometry svg:viewBox="0 0 21600 21600" draw:type="rectangle" draw:enhanced-path="M 0 0 L 21600 0 21600 21600 0 21600 0 0 Z N"/>
        </draw:custom-shape>
        <draw:line draw:style-name="gr14" draw:text-style-name="P5" draw:layer="layout" svg:x1="5.3cm" svg:y1="13.9cm" svg:x2="4.3cm" svg:y2="13.9cm">
          <text:p/>
        </draw:line>
        <draw:line draw:style-name="gr14" draw:text-style-name="P5" draw:layer="layout" svg:x1="4.3cm" svg:y1="13.8cm" svg:x2="4.3cm" svg:y2="11.8cm">
          <text:p/>
        </draw:line>
        <draw:line draw:style-name="gr5" draw:text-style-name="P5" draw:layer="layout" svg:x1="4.4cm" svg:y1="11.8cm" svg:x2="5.4cm" svg:y2="11.8cm">
          <text:p/>
        </draw:line>
        <draw:line draw:style-name="gr14" draw:text-style-name="P5" draw:layer="layout" svg:x1="5.3cm" svg:y1="14.8cm" svg:x2="3.3cm" svg:y2="14.8cm">
          <text:p/>
        </draw:line>
        <draw:line draw:style-name="gr14" draw:text-style-name="P5" draw:layer="layout" svg:x1="3.2cm" svg:y1="14.8cm" svg:x2="3.2cm" svg:y2="9.8cm">
          <text:p/>
        </draw:line>
        <draw:line draw:style-name="gr5" draw:text-style-name="P5" draw:layer="layout" svg:x1="3.3cm" svg:y1="9.8cm" svg:x2="5.3cm" svg:y2="9.8cm">
          <text:p/>
        </draw:line>
        <presentation:notes draw:style-name="dp2">
          <draw:page-thumbnail draw:style-name="gr1" draw:layer="layout" svg:width="14.848cm" svg:height="11.136cm" svg:x="3.075cm" svg:y="2.257cm" draw:page-number="9" presentation:class="page"/>
          <draw:frame presentation:style-name="pr3" draw:text-style-name="P7"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Internal Default Arguments</text:p>
          </draw:text-box>
        </draw:frame>
        <draw:frame presentation:style-name="pr2" draw:layer="layout" svg:width="25.199cm" svg:height="17cm" svg:x="1.4cm" svg:y="3cm" presentation:class="outline">
          <draw:text-box>
            <text:list text:style-name="L2">
              <text:list-item>
                <text:p>Overloading and forwarding can provide “internal” defaults</text:p>
              </text:list-item>
            </text:list>
          </draw:text-box>
        </draw:frame>
        <draw:custom-shape draw:style-name="gr38" draw:text-style-name="P2" draw:layer="layout" svg:width="15.3cm" svg:height="4cm" svg:x="3.7cm" svg:y="9.3cm">
          <text:p><text:span text:style-name="T2">void write(int number)</text:span></text:p>
          <text:p><text:span text:style-name="T2">{</text:span></text:p>
          <text:p><text:span text:style-name="T2"><text:s text:c="4"/></text:span><text:span text:style-name="T2">write(number, std::cout);</text:span></text:p>
          <text:p><text:span text:style-name="T2">}</text:span></text:p>
          <draw:enhanced-geometry svg:viewBox="0 0 21600 21600" draw:type="rectangle" draw:enhanced-path="M 0 0 L 21600 0 21600 21600 0 21600 0 0 Z N"/>
        </draw:custom-shape>
        <draw:custom-shape draw:style-name="gr39" draw:text-style-name="P2" draw:layer="layout" svg:width="21.849cm" svg:height="2.18cm" svg:x="3.73cm" svg:y="6.678cm">
          <text:p><text:span text:style-name="T2">void write(int number, std::ostream &amp; to);</text:span></text:p>
          <text:p><text:span text:style-name="T2">void write(int number);</text:span></text:p>
          <draw:enhanced-geometry svg:viewBox="0 0 21600 21600" draw:type="rectangle" draw:enhanced-path="M 0 0 L 21600 0 21600 21600 0 21600 0 0 Z N"/>
        </draw:custom-shape>
        <draw:custom-shape draw:style-name="gr40" draw:text-style-name="P2" draw:layer="layout" svg:width="11.735cm" svg:height="2.029cm" svg:x="3.765cm" svg:y="15cm">
          <text:p><text:span text:style-name="T2">write(42);</text:span></text:p>
          <text:p><text:span text:style-name="T2">write(42, std::cerr);</text:span></text:p>
          <draw:enhanced-geometry svg:viewBox="0 0 21600 21600" draw:type="rectangle" draw:enhanced-path="M 0 0 L 21600 0 21600 21600 0 21600 0 0 Z N"/>
        </draw:custom-shape>
        <draw:line draw:style-name="gr14" draw:text-style-name="P5" draw:layer="layout" svg:x1="3.7cm" svg:y1="15.5cm" svg:x2="2.2cm" svg:y2="15.5cm">
          <text:p/>
        </draw:line>
        <draw:line draw:style-name="gr14" draw:text-style-name="P5" draw:layer="layout" svg:x1="2.1cm" svg:y1="15.5cm" svg:x2="2.1cm" svg:y2="8cm">
          <text:p/>
        </draw:line>
        <draw:line draw:style-name="gr5" draw:text-style-name="P5" draw:layer="layout" svg:x1="2.1cm" svg:y1="9.7cm" svg:x2="3.6cm" svg:y2="9.7cm">
          <text:p/>
        </draw:line>
        <draw:line draw:style-name="gr14" draw:text-style-name="P5" draw:layer="layout" svg:x1="19cm" svg:y1="11.7cm" svg:x2="27cm" svg:y2="11.7cm">
          <text:p/>
        </draw:line>
        <draw:line draw:style-name="gr14" draw:text-style-name="P5" draw:layer="layout" svg:x1="27cm" svg:y1="11.7cm" svg:x2="27cm" svg:y2="7.2cm">
          <text:p/>
        </draw:line>
        <draw:line draw:style-name="gr5" draw:text-style-name="P5" draw:layer="layout" svg:x1="27cm" svg:y1="7.2cm" svg:x2="26cm" svg:y2="7.2cm">
          <text:p/>
        </draw:line>
        <draw:line draw:style-name="gr5" draw:text-style-name="P5" draw:layer="layout" svg:x1="2.1cm" svg:y1="8cm" svg:x2="3.6cm" svg:y2="8cm">
          <text:p/>
        </draw:line>
        <draw:line draw:style-name="gr14" draw:text-style-name="P5" draw:layer="layout" svg:x1="3.8cm" svg:y1="16.5cm" svg:x2="1.3cm" svg:y2="16.5cm">
          <text:p/>
        </draw:line>
        <draw:line draw:style-name="gr14" draw:text-style-name="P5" draw:layer="layout" svg:x1="1.2cm" svg:y1="16.5cm" svg:x2="1.2cm" svg:y2="7cm">
          <text:p/>
        </draw:line>
        <draw:line draw:style-name="gr5" draw:text-style-name="P5" draw:layer="layout" svg:x1="1.3cm" svg:y1="7cm" svg:x2="3.3cm" svg:y2="7cm">
          <text:p/>
        </draw:line>
        <draw:custom-shape draw:style-name="gr32" draw:text-style-name="P14" draw:layer="layout" svg:width="3.3cm" svg:height="3.72cm" svg:x="15.7cm" svg:y="14.3cm">
          <text:p text:style-name="P13"><text:span text:style-name="T7"></text:span></text:p>
          <draw:enhanced-geometry svg:viewBox="0 0 21600 21600" draw:mirror-horizontal="tru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External Default Arguments</text:p>
          </draw:text-box>
        </draw:frame>
        <draw:frame presentation:style-name="pr2" draw:layer="layout" svg:width="25.199cm" svg:height="17cm" svg:x="1.4cm" svg:y="3cm" presentation:class="outline">
          <draw:text-box>
            <text:list text:style-name="L2">
              <text:list-item>
                <text:p>An explicit “external” =default syntax also exists</text:p>
              </text:list-item>
            </text:list>
          </draw:text-box>
        </draw:frame>
        <draw:custom-shape draw:style-name="gr41" draw:text-style-name="P2" draw:layer="layout" svg:width="21.849cm" svg:height="2.18cm" svg:x="3.332cm" svg:y="5.479cm">
          <text:p><text:span text:style-name="T2">void write(int number, </text:span></text:p>
          <text:p><text:span text:style-name="T2"><text:s text:c="11"/></text:span><text:span text:style-name="T2">std::ostream &amp; to = std::cout);</text:span></text:p>
          <draw:enhanced-geometry svg:viewBox="0 0 21600 21600" draw:type="rectangle" draw:enhanced-path="M 0 0 L 21600 0 21600 21600 0 21600 0 0 Z N"/>
        </draw:custom-shape>
        <draw:custom-shape draw:style-name="gr42" draw:text-style-name="P2" draw:layer="layout" svg:width="6cm" svg:height="1.098cm" svg:x="3.2cm" svg:y="9.3cm">
          <text:p><text:span text:style-name="T2">write(42);</text:span></text:p>
          <draw:enhanced-geometry svg:viewBox="0 0 21600 21600" draw:type="rectangle" draw:enhanced-path="M 0 0 L 21600 0 21600 21600 0 21600 0 0 Z N"/>
        </draw:custom-shape>
        <draw:custom-shape draw:style-name="gr43" draw:text-style-name="P2" draw:layer="layout" svg:width="11.735cm" svg:height="1.098cm" svg:x="3.2cm" svg:y="16.5cm">
          <text:p><text:span text:style-name="T2">write(42, std::cerr);</text:span></text:p>
          <draw:enhanced-geometry svg:viewBox="0 0 21600 21600" draw:type="rectangle" draw:enhanced-path="M 0 0 L 21600 0 21600 21600 0 21600 0 0 Z N"/>
        </draw:custom-shape>
        <draw:custom-shape draw:style-name="gr43" draw:text-style-name="P17" draw:layer="layout" svg:width="11.735cm" svg:height="1.098cm" svg:x="3.2cm" svg:y="12.702cm">
          <text:p><text:span text:style-name="T10">write(42, std::cout);</text:span></text:p>
          <draw:enhanced-geometry svg:viewBox="0 0 21600 21600" draw:type="rectangle" draw:enhanced-path="M 0 0 L 21600 0 21600 21600 0 21600 0 0 Z N"/>
        </draw:custom-shape>
        <draw:custom-shape draw:style-name="gr44" draw:text-style-name="P5" draw:layer="layout" svg:width="1.5cm" svg:height="1.5cm" svg:x="3.2cm" svg:y="1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5" draw:text-style-name="P14" draw:layer="layout" svg:width="7.999cm" svg:height="1.023cm" svg:x="4.683cm" svg:y="11.061cm">
          <text:p text:style-name="P13"><text:span text:style-name="T8">compiler rewrites to...</text:span></text:p>
          <draw:enhanced-geometry svg:viewBox="0 0 21600 21600" draw:type="mso-spt202" draw:enhanced-path="M 0 0 L 21600 0 21600 21600 0 21600 0 0 Z N"/>
        </draw:custom-shape>
        <draw:line draw:style-name="gr14" draw:text-style-name="P5" draw:layer="layout" svg:x1="19.2cm" svg:y1="8.3cm" svg:x2="23.7cm" svg:y2="8.3cm">
          <text:p/>
        </draw:line>
        <draw:line draw:style-name="gr14" draw:text-style-name="P5" draw:layer="layout" svg:x1="21.5cm" svg:y1="8.3cm" svg:x2="21.5cm" svg:y2="10.8cm">
          <text:p/>
        </draw:line>
        <draw:line draw:style-name="gr14" draw:text-style-name="P5" draw:layer="layout" svg:x1="21.5cm" svg:y1="10.8cm" svg:x2="11.5cm" svg:y2="10.8cm">
          <text:p/>
        </draw:line>
        <draw:line draw:style-name="gr5" draw:text-style-name="P5" draw:layer="layout" svg:x1="11.5cm" svg:y1="10.8cm" svg:x2="11.5cm" svg:y2="12.8cm">
          <text:p/>
        </draw:line>
        <draw:custom-shape draw:style-name="gr32" draw:text-style-name="P14" draw:layer="layout" svg:width="3cm" svg:height="3.72cm" svg:x="15.2cm" svg:y="11.4cm">
          <text:p text:style-name="P13"><text:span text:style-name="T7"></text:span></text:p>
          <draw:enhanced-geometry svg:viewBox="0 0 21600 21600" draw:type="rectangle" draw:enhanced-path="M 0 0 L 21600 0 21600 21600 0 21600 0 0 Z N"/>
        </draw:custom-shape>
        <draw:custom-shape draw:style-name="gr32" draw:text-style-name="P14" draw:layer="layout" svg:width="3cm" svg:height="3.72cm" svg:x="15.2cm" svg:y="15cm">
          <text:p text:style-name="P13"><text:span text:style-name="T7"></text:span></text:p>
          <draw:enhanced-geometry svg:viewBox="0 0 21600 21600" draw:type="rectangle" draw:enhanced-path="M 0 0 L 21600 0 21600 21600 0 21600 0 0 Z N"/>
        </draw:custom-shape>
        <draw:line draw:style-name="gr46" draw:text-style-name="P5" draw:layer="layout" svg:x1="18.5cm" svg:y1="5.5cm" svg:x2="18.5cm" svg:y2="6.5cm">
          <text:p/>
        </draw:line>
        <draw:custom-shape draw:style-name="gr47" draw:text-style-name="P14" draw:layer="layout" svg:width="6.332cm" svg:height="2.547cm" svg:x="20.9cm" svg:y="13.2cm">
          <text:p text:style-name="P13"><text:span text:style-name="T8">the default is written on the declaration, not on the definition</text:span></text:p>
          <draw:enhanced-geometry svg:viewBox="0 0 21600 21600" draw:type="mso-spt202" draw:enhanced-path="M 0 0 L 21600 0 21600 21600 0 21600 0 0 Z N"/>
        </draw:custom-shape>
        <draw:custom-shape draw:style-name="gr10" draw:text-style-name="P6" draw:layer="layout" svg:width="1.367cm" svg:height="1.998cm" svg:x="19.333cm" svg:y="13.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48" draw:text-style-name="P14" draw:layer="layout" svg:width="6.332cm" svg:height="2.547cm" svg:x="20.9cm" svg:y="17.153cm">
          <text:p text:style-name="P13"><text:span text:style-name="T8">defaults are written on the rightmost parameters</text:span></text:p>
          <draw:enhanced-geometry svg:viewBox="0 0 21600 21600" draw:type="mso-spt202" draw:enhanced-path="M 0 0 L 21600 0 21600 21600 0 21600 0 0 Z N"/>
        </draw:custom-shape>
        <draw:custom-shape draw:style-name="gr10" draw:text-style-name="P6" draw:layer="layout" svg:width="1.367cm" svg:height="1.998cm" svg:x="19.334cm" svg:y="17.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External Defaults...?</text:p>
          </draw:text-box>
        </draw:frame>
        <draw:frame presentation:style-name="pr2" draw:layer="layout" svg:width="25.199cm" svg:height="17cm" svg:x="1.4cm" svg:y="3cm" presentation:class="outline" presentation:user-transformed="true">
          <draw:text-box>
            <text:list text:style-name="L2">
              <text:list-item>
                <text:p>Can increase header dependencies</text:p>
              </text:list-item>
              <text:list-item>
                <text:p>Can create lifetime asymmetries?? TRUE??</text:p>
              </text:list-item>
              <text:list-item>
                <text:p>Can be surpising</text:p>
              </text:list-item>
            </text:list>
          </draw:text-box>
        </draw:frame>
        <draw:custom-shape draw:style-name="gr49" draw:text-style-name="P2" draw:layer="layout" svg:width="20.325cm" svg:height="1.098cm" svg:x="3.5cm" svg:y="13.102cm">
          <text:p><text:span text:style-name="T2">coord make_coord(int x = 0, int y = 0);</text:span></text:p>
          <draw:enhanced-geometry svg:viewBox="0 0 21600 21600" draw:type="rectangle" draw:enhanced-path="M 0 0 L 21600 0 21600 21600 0 21600 0 0 Z N"/>
        </draw:custom-shape>
        <draw:custom-shape draw:style-name="gr50" draw:text-style-name="P2" draw:layer="layout" svg:width="8.126cm" svg:height="1.098cm" svg:x="3.592cm" svg:y="9.802cm">
          <text:p><text:span text:style-name="T2">make_coord(42);</text:span></text:p>
          <draw:enhanced-geometry svg:viewBox="0 0 21600 21600" draw:type="rectangle" draw:enhanced-path="M 0 0 L 21600 0 21600 21600 0 21600 0 0 Z N"/>
        </draw:custom-shape>
        <draw:custom-shape draw:style-name="gr50" draw:text-style-name="P2" draw:layer="layout" svg:width="7.109cm" svg:height="1.098cm" svg:x="3.701cm" svg:y="16.402cm">
          <text:p><text:span text:style-name="T2">make_coord();</text:span></text:p>
          <draw:enhanced-geometry svg:viewBox="0 0 21600 21600" draw:type="rectangle" draw:enhanced-path="M 0 0 L 21600 0 21600 21600 0 21600 0 0 Z N"/>
        </draw:custom-shape>
        <draw:custom-shape draw:style-name="gr51" draw:text-style-name="P2" draw:layer="layout" svg:width="9.142cm" svg:height="1.098cm" svg:x="14.692cm" svg:y="9.9cm">
          <text:p><text:span text:style-name="T2">make_coord(42,0);</text:span></text:p>
          <draw:enhanced-geometry svg:viewBox="0 0 21600 21600" draw:type="rectangle" draw:enhanced-path="M 0 0 L 21600 0 21600 21600 0 21600 0 0 Z N"/>
        </draw:custom-shape>
        <draw:custom-shape draw:style-name="gr52" draw:text-style-name="P2" draw:layer="layout" svg:width="9.142cm" svg:height="1.098cm" svg:x="15.158cm" svg:y="16.402cm">
          <text:p><text:span text:style-name="T2">make_coord(0,0);</text:span></text:p>
          <draw:enhanced-geometry svg:viewBox="0 0 21600 21600" draw:type="rectangle" draw:enhanced-path="M 0 0 L 21600 0 21600 21600 0 21600 0 0 Z N"/>
        </draw:custom-shape>
        <draw:custom-shape draw:style-name="gr44" draw:text-style-name="P5" draw:layer="layout" svg:width="2.2cm" svg:height="1.3cm" svg:x="12.3cm" svg:y="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5" draw:layer="layout" svg:width="2.5cm" svg:height="1.3cm" svg:x="12.3cm" svg:y="1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 draw:text-style-name="P5" draw:layer="layout" svg:x1="22.3cm" svg:y1="14.5cm" svg:x2="22.3cm" svg:y2="16.5cm">
          <text:p/>
        </draw:line>
        <draw:line draw:style-name="gr5" draw:text-style-name="P5" draw:layer="layout" svg:x1="22.3cm" svg:y1="13cm" svg:x2="22.3cm" svg:y2="11cm">
          <text:p/>
        </draw:line>
        <draw:line draw:style-name="gr14" draw:text-style-name="P5" draw:layer="layout" svg:x1="16.7cm" svg:y1="14.5cm" svg:x2="16.7cm" svg:y2="15.5cm">
          <text:p/>
        </draw:line>
        <draw:line draw:style-name="gr14" draw:text-style-name="P5" draw:layer="layout" svg:x1="16.7cm" svg:y1="15.5cm" svg:x2="21.2cm" svg:y2="15.5cm">
          <text:p/>
        </draw:line>
        <draw:line draw:style-name="gr5" draw:text-style-name="P5" draw:layer="layout" svg:x1="21.2cm" svg:y1="15.5cm" svg:x2="21.2cm" svg:y2="16.5cm">
          <text:p/>
        </draw:lin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Function Templates</text:p>
          </draw:text-box>
        </draw:frame>
        <draw:frame presentation:style-name="pr2" draw:layer="layout" svg:width="25.199cm" svg:height="17cm" svg:x="1.4cm" svg:y="3cm" presentation:class="outline" presentation:user-transformed="true">
          <draw:text-box>
            <text:list text:style-name="L2">
              <text:list-item>
                <text:p>What about when functions differ in their <text:span text:style-name="T4">types</text:span> but not their definition?</text:p>
              </text:list-item>
            </text:list>
          </draw:text-box>
        </draw:frame>
        <draw:custom-shape draw:style-name="gr53" draw:text-style-name="P18" draw:layer="layout" svg:width="16.5cm" svg:height="3.582cm" svg:x="5cm" svg:y="6cm">
          <text:p><text:span text:style-name="T11">int min(int lhs, int rhs)</text:span></text:p>
          <text:p><text:span text:style-name="T11">{</text:span></text:p>
          <text:p><text:span text:style-name="T11"><text:s text:c="2"/></text:span><text:span text:style-name="T11">return lhs &lt; rhs ? lhs : rhs; </text:span></text:p>
          <text:p><text:span text:style-name="T11">}</text:span></text:p>
          <draw:enhanced-geometry svg:viewBox="0 0 21600 21600" draw:type="rectangle" draw:enhanced-path="M 0 0 L 21600 0 21600 21600 0 21600 0 0 Z N"/>
        </draw:custom-shape>
        <draw:custom-shape draw:style-name="gr54" draw:text-style-name="P18" draw:layer="layout" svg:width="16.334cm" svg:height="3.891cm" svg:x="5cm" svg:y="10.109cm">
          <text:p><text:span text:style-name="T11">double min(double lhs, double rhs)</text:span></text:p>
          <text:p><text:span text:style-name="T11">{</text:span></text:p>
          <text:p><text:span text:style-name="T11"><text:s text:c="2"/></text:span><text:span text:style-name="T11">return lhs &lt; rhs ? lhs : rhs; </text:span></text:p>
          <text:p><text:span text:style-name="T11">}</text:span></text:p>
          <draw:enhanced-geometry svg:viewBox="0 0 21600 21600" draw:type="rectangle" draw:enhanced-path="M 0 0 L 21600 0 21600 21600 0 21600 0 0 Z N"/>
        </draw:custom-shape>
        <draw:custom-shape draw:style-name="gr55" draw:text-style-name="P18" draw:layer="layout" svg:width="16.334cm" svg:height="3.891cm" svg:x="5cm" svg:y="15.7cm">
          <text:p><text:span text:style-name="T11">?? min(?? lhs, ?? rhs)</text:span></text:p>
          <text:p><text:span text:style-name="T11">{</text:span></text:p>
          <text:p><text:span text:style-name="T11"><text:s text:c="2"/></text:span><text:span text:style-name="T11">return lhs &lt; rhs ? lhs : rhs; </text:span></text:p>
          <text:p><text:span text:style-name="T11">}</text:span></text:p>
          <draw:enhanced-geometry svg:viewBox="0 0 21600 21600" draw:type="rectangle" draw:enhanced-path="M 0 0 L 21600 0 21600 21600 0 21600 0 0 Z N"/>
        </draw:custom-shape>
        <draw:line draw:style-name="gr14" draw:text-style-name="P5" draw:layer="layout" svg:x1="4.9cm" svg:y1="7.8cm" svg:x2="2.4cm" svg:y2="7.8cm">
          <text:p/>
        </draw:line>
        <draw:line draw:style-name="gr14" draw:text-style-name="P5" draw:layer="layout" svg:x1="4.9cm" svg:y1="11.9cm" svg:x2="2.4cm" svg:y2="11.9cm">
          <text:p/>
        </draw:line>
        <draw:line draw:style-name="gr14" draw:text-style-name="P5" draw:layer="layout" svg:x1="2.4cm" svg:y1="7.8cm" svg:x2="2.4cm" svg:y2="17.8cm">
          <text:p/>
        </draw:line>
        <draw:line draw:style-name="gr5" draw:text-style-name="P5" draw:layer="layout" svg:x1="2.4cm" svg:y1="17.8cm" svg:x2="4.9cm" svg:y2="17.8cm">
          <text:p/>
        </draw:lin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The compiler can use a function template to generate functions to match function calls!</text:p>
              </text:list-item>
            </text:list>
          </draw:text-box>
        </draw:frame>
        <draw:custom-shape draw:style-name="gr56" draw:text-style-name="P2" draw:layer="layout" svg:width="16.766cm" svg:height="4.822cm" svg:x="5.234cm" svg:y="6.6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7" draw:text-style-name="P18" draw:layer="layout" svg:width="5cm" svg:height="1.026cm" svg:x="2.5cm" svg:y="12.3cm">
          <text:p><text:span text:style-name="T11">min(4,2)</text:span></text:p>
          <draw:enhanced-geometry svg:viewBox="0 0 21600 21600" draw:type="rectangle" draw:enhanced-path="M 0 0 L 21600 0 21600 21600 0 21600 0 0 Z N"/>
        </draw:custom-shape>
        <draw:custom-shape draw:style-name="gr58" draw:text-style-name="P2" draw:layer="layout" svg:width="16.766cm" svg:height="4.822cm" svg:x="5cm" svg:y="14.5cm">
          <text:p><text:span text:style-name="T2">typedef int 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59" draw:text-style-name="P20" draw:layer="layout" svg:width="18.032cm" svg:height="2.461cm" svg:x="8.968cm" svg:y="12.2cm">
          <text:p text:style-name="P19"><text:span text:style-name="T3">typeof(4) == typeof(2) == int <text:s text:c="15"/>T == int</text:span></text:p>
          <draw:enhanced-geometry svg:viewBox="0 0 21600 21600" draw:type="mso-spt202" draw:enhanced-path="M 0 0 L 21600 0 21600 21600 0 21600 0 0 Z N"/>
        </draw:custom-shape>
        <draw:custom-shape draw:style-name="gr44" draw:text-style-name="P5" draw:layer="layout" svg:width="2cm" svg:height="3cm" svg:x="7cm" svg:y="1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4" draw:text-style-name="P5" draw:layer="layout" svg:width="2cm" svg:height="3cm" svg:x="18.9cm" svg:y="1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presentation:user-transformed="true">
          <draw:text-box>
            <text:p>Template Type Names</text:p>
          </draw:text-box>
        </draw:frame>
        <draw:frame presentation:style-name="pr2" draw:layer="layout" svg:width="25.199cm" svg:height="17cm" svg:x="1.4cm" svg:y="3cm" presentation:class="outline" presentation:user-transformed="true">
          <draw:text-box>
            <text:list text:style-name="L2">
              <text:list-item>
                <text:p>Some C++ programmers express the template type's requirements in its name</text:p>
              </text:list-item>
            </text:list>
          </draw:text-box>
        </draw:frame>
        <draw:custom-shape draw:style-name="gr60" draw:text-style-name="P2" draw:layer="layout" svg:width="17.266cm" svg:height="4.822cm" svg:x="4.9cm" svg:y="6.5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60" draw:text-style-name="P2" draw:layer="layout" svg:width="23.883cm" svg:height="4.822cm" svg:x="2.768cm" svg:y="13.578cm">
          <text:p><text:span text:style-name="T2">template&lt;typename Comparable&gt;</text:span></text:p>
          <text:p><text:span text:style-name="T2">Comparable min(Comparable lhs, Comparable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44" draw:text-style-name="P5" draw:layer="layout" svg:width="2cm" svg:height="3cm" svg:x="13.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9" draw:text-style-name="P20" draw:layer="layout" svg:width="7.5cm" svg:height="2.461cm" svg:x="6.9cm" svg:y="11.9cm">
          <text:p text:style-name="P19"><text:span text:style-name="T3">s/T/comparable/</text:span></text:p>
          <draw:enhanced-geometry svg:viewBox="0 0 21600 21600" draw:type="mso-spt202" draw:enhanced-path="M 0 0 L 21600 0 21600 21600 0 21600 0 0 Z N"/>
        </draw:custom-shape>
        <draw:custom-shape draw:style-name="gr61" draw:text-style-name="P6" draw:layer="layout" svg:width="1.543cm" svg:height="1.324cm" svg:x="11.157cm" svg:y="9.1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Function Templates</text:p>
          </draw:text-box>
        </draw:frame>
        <draw:frame presentation:style-name="pr2" draw:layer="layout" svg:width="25.199cm" svg:height="17cm" svg:x="1.4cm" svg:y="3cm" presentation:class="outline">
          <draw:text-box>
            <text:list text:style-name="L2">
              <text:list-item>
                <text:p>Can have more than one templated type</text:p>
              </text:list-item>
            </text:list>
          </draw:text-box>
        </draw:frame>
        <draw:custom-shape draw:style-name="gr62" draw:text-style-name="P2" draw:layer="layout" svg:width="20.325cm" svg:height="9.477cm" svg:x="3.921cm" svg:y="5.5cm">
          <text:p><text:span text:style-name="T2">template&lt;typename InputIterator, </text:span></text:p>
          <text:p><text:span text:style-name="T2"><text:s text:c="9"/></text:span><text:span text:style-name="T2">typename Function&gt;</text:span></text:p>
          <text:p><text:span text:style-name="T2">Function for_each(InputIterator begin, </text:span></text:p>
          <text:p><text:span text:style-name="T2"><text:s text:c="18"/></text:span><text:span text:style-name="T2">InputIterator end,</text:span></text:p>
          <text:p><text:span text:style-name="T2"><text:s text:c="18"/></text:span><text:span text:style-name="T2">function f)</text:span></text:p>
          <text:p><text:span text:style-name="T2">{</text:span></text:p>
          <text:p><text:span text:style-name="T2"><text:s text:c="4"/></text:span><text:span text:style-name="T2">for (; begin != end; ++begin)</text:span></text:p>
          <text:p><text:span text:style-name="T2"><text:s text:c="8"/></text:span><text:span text:style-name="T2">f(*begin);</text:span></text:p>
          <text:p><text:span text:style-name="T2"><text:s text:c="4"/></text:span><text:span text:style-name="T2">return f;</text:span></text:p>
          <text:p><text:span text:style-name="T2">}</text:span></text:p>
          <draw:enhanced-geometry svg:viewBox="0 0 21600 21600" draw:type="rectangle" draw:enhanced-path="M 0 0 L 21600 0 21600 21600 0 21600 0 0 Z N"/>
        </draw:custom-shape>
        <draw:custom-shape draw:style-name="gr63" draw:text-style-name="P2" draw:layer="layout" svg:width="20.037cm" svg:height="2.029cm" svg:x="3.963cm" svg:y="16.171cm">
          <text:p><text:span text:style-name="T2">const char * str = “Hello”;</text:span></text:p>
          <text:p><text:span text:style-name="T2">for_each(str, str + 5, std::putcha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3" draw:text-style-name="P7"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Function Template Diagnostics</text:p>
          </draw:text-box>
        </draw:frame>
        <draw:frame presentation:style-name="pr2" draw:layer="layout" svg:width="25.199cm" svg:height="17cm" svg:x="1.4cm" svg:y="3cm" presentation:class="outline">
          <draw:text-box>
            <text:list text:style-name="L2">
              <text:list-item>
                <text:p>Can be <text:span text:style-name="T4">hard</text:span> to understand!</text:p>
              </text:list-item>
            </text:list>
          </draw:text-box>
        </draw:frame>
        <draw:custom-shape draw:style-name="gr64" draw:text-style-name="P2" draw:layer="layout" svg:width="20.833cm" svg:height="4cm" svg:x="3.5cm" svg:y="5cm">
          <text:p><text:span text:style-name="T2">void eh()</text:span></text:p>
          <text:p><text:span text:style-name="T2">{ <text:s/>...</text:span></text:p>
          <text:p><text:span text:style-name="T2"><text:s text:c="3"/></text:span><text:span text:style-name="T2">std::for_each(begin, end, s());</text:span></text:p>
          <text:p><text:span text:style-name="T2">}</text:span></text:p>
          <draw:enhanced-geometry svg:viewBox="0 0 21600 21600" draw:type="rectangle" draw:enhanced-path="M 0 0 L 21600 0 21600 21600 0 21600 0 0 Z N"/>
        </draw:custom-shape>
        <draw:custom-shape draw:style-name="gr64" draw:text-style-name="P21" draw:layer="layout" svg:width="26.114cm" svg:height="7.842cm" svg:x="1cm" svg:y="11cm">
          <text:p><text:span text:style-name="T12">In file included from /usr/include/c++/4.4/algorithm:62</text:span></text:p>
          <text:p><text:span text:style-name="T12">...</text:span></text:p>
          <text:p><text:span text:style-name="T12">/usr/include/c++/4.4/bits/stl_algo.h: In function</text:span></text:p>
          <text:p><text:span text:style-name="T12"><text:s text:c="2"/></text:span><text:span text:style-name="T12">'_Funct std::for_each(_IIter, IIter, _Funct)</text:span></text:p>
          <text:p><text:span text:style-name="T12"><text:s text:c="2"/></text:span><text:span text:style-name="T12">[with __Iter = int*, _Funct = s]'</text:span></text:p>
          <text:p><text:span text:style-name="T12">...</text:span></text:p>
          <text:p><text:span text:style-name="T12">instantiated from here</text:span></text:p>
          <text:p><text:span text:style-name="T12">/usr/include/c++/4.4/bits/stl_algo.h:4200:</text:span></text:p>
          <text:p><text:span text:style-name="T12"><text:s text:c="2"/></text:span><text:span text:style-name="T12">error: no match for call to '(s) (int&amp;)' </text:span></text:p>
          <draw:enhanced-geometry svg:viewBox="0 0 21600 21600" draw:type="rectangle" draw:enhanced-path="M 0 0 L 21600 0 21600 21600 0 21600 0 0 Z N"/>
        </draw:custom-shape>
        <draw:custom-shape draw:style-name="gr44" draw:text-style-name="P5" draw:layer="layout" svg:width="1.9cm" svg:height="2.9cm" svg:x="12.6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Look like pass by copy, but underneath really pass by non-null pointer</text:p>
              </text:list-item>
            </text:list>
          </draw:text-box>
        </draw:frame>
        <draw:custom-shape draw:style-name="gr65" draw:text-style-name="P22" draw:layer="layout" svg:width="9.017cm" svg:height="7.951cm" svg:x="1.183cm" svg:y="11.049cm">
          <text:p><text:span text:style-name="T13">void f(int value)</text:span></text:p>
          <text:p><text:span text:style-name="T13">{</text:span></text:p>
          <text:p><text:span text:style-name="T13"><text:s text:c="4"/></text:span><text:span text:style-name="T13">value++;</text:span></text:p>
          <text:p><text:span text:style-name="T13">}</text:span></text:p>
          <text:p><text:span text:style-name="T13">int main()</text:span></text:p>
          <text:p><text:span text:style-name="T13">{</text:span></text:p>
          <text:p><text:span text:style-name="T13"><text:s text:c="4"/></text:span><text:span text:style-name="T13">int x = 42;</text:span></text:p>
          <text:p><text:span text:style-name="T13"><text:s text:c="4"/></text:span><text:span text:style-name="T13">f(x);</text:span></text:p>
          <text:p><text:span text:style-name="T13"><text:s text:c="4"/></text:span><text:span text:style-name="T13">assert(x == 42);</text:span></text:p>
          <text:p><text:span text:style-name="T13">}</text:span></text:p>
          <draw:enhanced-geometry svg:viewBox="0 0 21600 21600" draw:type="rectangle" draw:enhanced-path="M 0 0 L 21600 0 21600 21600 0 21600 0 0 Z N"/>
        </draw:custom-shape>
        <draw:custom-shape draw:style-name="gr66" draw:text-style-name="P22" draw:layer="layout" svg:width="9.827cm" svg:height="7.951cm" svg:x="8.973cm" svg:y="9cm">
          <text:p><text:span text:style-name="T13">void f(int * value)</text:span></text:p>
          <text:p><text:span text:style-name="T13">{</text:span></text:p>
          <text:p><text:span text:style-name="T13"><text:s text:c="4"/></text:span><text:span text:style-name="T13">(*value)++;</text:span></text:p>
          <text:p><text:span text:style-name="T13">}</text:span></text:p>
          <text:p><text:span text:style-name="T13">int main()</text:span></text:p>
          <text:p><text:span text:style-name="T13">{</text:span></text:p>
          <text:p><text:span text:style-name="T13"><text:s text:c="4"/></text:span><text:span text:style-name="T13">int x = 42;</text:span></text:p>
          <text:p><text:span text:style-name="T13"><text:s text:c="4"/></text:span><text:span text:style-name="T13">f(&amp;x);</text:span></text:p>
          <text:p><text:span text:style-name="T13"><text:s text:c="4"/></text:span><text:span text:style-name="T13">assert(x == 43);</text:span></text:p>
          <text:p><text:span text:style-name="T13">}</text:span></text:p>
          <draw:enhanced-geometry svg:viewBox="0 0 21600 21600" draw:type="rectangle" draw:enhanced-path="M 0 0 L 21600 0 21600 21600 0 21600 0 0 Z N"/>
        </draw:custom-shape>
        <draw:custom-shape draw:style-name="gr67" draw:text-style-name="P22" draw:layer="layout" svg:width="9.327cm" svg:height="7.951cm" svg:x="17.673cm" svg:y="6.949cm">
          <text:p><text:span text:style-name="T13">void f(int &amp; value)</text:span></text:p>
          <text:p><text:span text:style-name="T13">{</text:span></text:p>
          <text:p><text:span text:style-name="T13"><text:s text:c="4"/></text:span><text:span text:style-name="T13">value++;</text:span></text:p>
          <text:p><text:span text:style-name="T13">}</text:span></text:p>
          <text:p><text:span text:style-name="T13">int main()</text:span></text:p>
          <text:p><text:span text:style-name="T13">{</text:span></text:p>
          <text:p><text:span text:style-name="T13"><text:s text:c="4"/></text:span><text:span text:style-name="T13">int x = 42;</text:span></text:p>
          <text:p><text:span text:style-name="T13"><text:s text:c="4"/></text:span><text:span text:style-name="T13">f(x);</text:span></text:p>
          <text:p><text:span text:style-name="T13"><text:s text:c="4"/></text:span><text:span text:style-name="T13">assert(x == 43);</text:span></text:p>
          <text:p><text:span text:style-name="T13">}</text:span></text:p>
          <draw:enhanced-geometry svg:viewBox="0 0 21600 21600" draw:type="rectangle" draw:enhanced-path="M 0 0 L 21600 0 21600 21600 0 21600 0 0 Z N"/>
        </draw:custom-shape>
        <draw:custom-shape draw:style-name="gr68" draw:text-style-name="P4" draw:layer="layout" svg:width="6.532cm" svg:height="2.293cm" svg:x="19.468cm" svg:y="17.5cm">
          <text:p text:style-name="P3"><text:span text:style-name="T3">This is not</text:span></text:p>
          <text:p text:style-name="P3"><text:span text:style-name="T3">f(&amp;x);</text:span></text:p>
          <draw:enhanced-geometry svg:viewBox="0 0 21600 21600" draw:type="mso-spt202" draw:enhanced-path="M 0 0 L 21600 0 21600 21600 0 21600 0 0 Z N"/>
        </draw:custom-shape>
        <draw:line draw:style-name="gr14" draw:text-style-name="P5" draw:layer="layout" svg:x1="18.5cm" svg:y1="18.5cm" svg:x2="18.5cm" svg:y2="17cm">
          <text:p/>
        </draw:line>
        <draw:line draw:style-name="gr14" draw:text-style-name="P5" draw:layer="layout" svg:x1="18.5cm" svg:y1="18.5cm" svg:x2="19.5cm" svg:y2="18.5cm">
          <text:p/>
        </draw:line>
        <draw:line draw:style-name="gr18" draw:text-style-name="P5" draw:layer="layout" svg:x1="18.5cm" svg:y1="17cm" svg:x2="18.5cm" svg:y2="13cm">
          <text:p/>
        </draw:line>
        <draw:line draw:style-name="gr15" draw:text-style-name="P5" draw:layer="layout" svg:x1="18.5cm" svg:y1="13cm" svg:x2="19.5cm" svg:y2="13cm">
          <text:p/>
        </draw:line>
        <draw:line draw:style-name="gr5" draw:text-style-name="P5" draw:layer="layout" svg:x1="22.8cm" svg:y1="5.4cm" svg:x2="22.8cm" svg:y2="6.9cm">
          <text:p/>
        </draw:line>
        <draw:custom-shape draw:style-name="gr10" draw:text-style-name="P6" draw:layer="layout" svg:width="1.367cm" svg:height="1.998cm" svg:x="23.067cm" svg:y="17.58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Parameter Passing</text:p>
          </draw:text-box>
        </draw:frame>
        <draw:frame presentation:style-name="pr2" draw:layer="layout" svg:width="25.199cm" svg:height="17cm" svg:x="1.4cm" svg:y="3cm" presentation:class="outline">
          <draw:text-box>
            <text:list text:style-name="L2">
              <text:list-item>
                <text:p>By const &amp; to mimic pass by copy for non-primitive types is a common idiom</text:p>
              </text:list-item>
              <text:list-item>
                <text:p>By copy when the argument is an &lt;algorithm&gt; parameter is also common</text:p>
              </text:list-item>
              <text:list-item>
                <text:p>By non-const &amp; when the function modifies the argument</text:p>
              </text:list-item>
              <text:list-item>
                <text:p>By copy when the argument is a primitive type (eg int, bool, enum)</text:p>
              </text:list-item>
              <text:list-item>
                <text:p>By pointer to indicate object lifetime consideration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Operators</text:p>
          </draw:text-box>
        </draw:frame>
        <draw:frame presentation:style-name="pr2" draw:layer="layout" svg:width="25.199cm" svg:height="17cm" svg:x="1.4cm" svg:y="3cm" presentation:class="outline" presentation:user-transformed="true">
          <draw:text-box>
            <text:list text:style-name="L2">
              <text:list-item>
                <text:p>Highly stylized functions</text:p>
              </text:list-item>
              <text:list-item>
                <text:p>You can overload most operators</text:p>
              </text:list-item>
            </text:list>
          </draw:text-box>
        </draw:frame>
        <draw:custom-shape draw:style-name="gr69" draw:text-style-name="P2" draw:layer="layout" svg:width="16.258cm" svg:height="2.96cm" svg:x="4.051cm" svg:y="7.5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69" draw:text-style-name="P2" draw:layer="layout" svg:width="16.258cm" svg:height="2.029cm" svg:x="4.042cm" svg:y="15.38cm">
          <text:p><text:span text:style-name="T2">date deadline, today;</text:span></text:p>
          <text:p><text:span text:style-name="T2">if (deadline == today)...</text:span></text:p>
          <draw:enhanced-geometry svg:viewBox="0 0 21600 21600" draw:type="rectangle" draw:enhanced-path="M 0 0 L 21600 0 21600 21600 0 21600 0 0 Z N"/>
        </draw:custom-shape>
        <draw:custom-shape draw:style-name="gr32" draw:text-style-name="P14" draw:layer="layout" svg:width="3.5cm" svg:height="3.72cm" svg:x="20.5cm" svg:y="15.48cm">
          <text:p text:style-name="P13"><text:span text:style-name="T7"></text:span></text:p>
          <draw:enhanced-geometry svg:viewBox="0 0 21600 21600" draw:type="rectangle" draw:enhanced-path="M 0 0 L 21600 0 21600 21600 0 21600 0 0 Z N"/>
        </draw:custom-shape>
        <draw:custom-shape draw:style-name="gr70" draw:text-style-name="P2" draw:layer="layout" svg:width="22.866cm" svg:height="2.029cm" svg:x="2.911cm" svg:y="12.649cm">
          <text:p><text:span text:style-name="T2">struct date { ... };</text:span></text:p>
          <text:p><text:span text:style-name="T2">bool operator==(const date &amp;, const date &amp;);</text:span></text:p>
          <draw:enhanced-geometry svg:viewBox="0 0 21600 21600" draw:type="rectangle" draw:enhanced-path="M 0 0 L 21600 0 21600 21600 0 21600 0 0 Z N"/>
        </draw:custom-shape>
        <draw:custom-shape draw:style-name="gr32" draw:text-style-name="P14" draw:layer="layout" svg:width="3.5cm" svg:height="3.72cm" svg:x="20.5cm" svg:y="7.18cm">
          <text:p text:style-name="P13"><text:span text:style-name="T7"></text:span></text:p>
          <draw:enhanced-geometry svg:viewBox="0 0 21600 21600" draw:type="rectangle" draw:enhanced-path="M 0 0 L 21600 0 21600 21600 0 21600 0 0 Z N"/>
        </draw:custom-shape>
        <draw:custom-shape draw:style-name="gr61" draw:text-style-name="P6" draw:layer="layout" svg:width="2.602cm" svg:height="1.397cm" svg:x="3.657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 draw:layer="layout" svg:width="2.602cm" svg:height="1.397cm" svg:x="3.957cm" svg:y="1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2" draw:layer="layout" svg:width="8.242cm" svg:height="1.446cm" svg:x="13.4cm" svg:y="18.327cm">
          <text:p text:style-name="P23"><text:span text:style-name="T3">infix notation</text:span></text:p>
          <draw:enhanced-geometry svg:viewBox="0 0 21600 21600" draw:type="mso-spt202" draw:enhanced-path="M 0 0 L 21600 0 21600 21600 0 21600 0 0 Z N"/>
        </draw:custom-shape>
        <draw:line draw:style-name="gr14" draw:text-style-name="P5" draw:layer="layout" svg:x1="12.9cm" svg:y1="19cm" svg:x2="11.4cm" svg:y2="19cm">
          <text:p/>
        </draw:line>
        <draw:line draw:style-name="gr5" draw:text-style-name="P5" draw:layer="layout" svg:x1="11.4cm" svg:y1="19cm" svg:x2="11.4cm" svg:y2="17.5cm">
          <text:p/>
        </draw:line>
        <presentation:notes draw:style-name="dp2">
          <draw:page-thumbnail draw:style-name="gr1" draw:layer="layout" svg:width="14.848cm" svg:height="11.136cm" svg:x="3.075cm" svg:y="2.257cm" draw:page-number="20" presentation:class="page"/>
          <draw:frame presentation:style-name="pr3" draw:text-style-name="P7" draw:layer="layout" svg:width="16.799cm" svg:height="13.365cm" svg:x="2.1cm" svg:y="14.107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1" draw:text-style-name="P15" draw:layer="layout" svg:width="25.199cm" svg:height="2.164cm" svg:x="1.4cm" svg:y="0.037cm" presentation:class="title">
          <draw:text-box>
            <text:p>Template Type Requirements</text:p>
          </draw:text-box>
        </draw:frame>
        <draw:frame presentation:style-name="pr2" draw:layer="layout" svg:width="25.199cm" svg:height="17cm" svg:x="1.4cm" svg:y="3cm" presentation:class="outline" presentation:user-transformed="true">
          <draw:text-box>
            <text:list text:style-name="L2">
              <text:list-item>
                <text:p>Template types require a <text:span text:style-name="T4">uniform</text:span> syntax</text:p>
              </text:list-item>
            </text:list>
          </draw:text-box>
        </draw:frame>
        <draw:custom-shape draw:style-name="gr60" draw:text-style-name="P2" draw:layer="layout" svg:width="17.266cm" svg:height="4.822cm" svg:x="3.6cm" svg:y="5.878cm">
          <text:p><text:span text:style-name="T2">template&lt;typename T &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71" draw:text-style-name="P12" draw:layer="layout" svg:width="20.532cm" svg:height="1.7cm" svg:x="5.068cm" svg:y="11.2cm">
          <text:p text:style-name="P13"><text:span text:style-name="T5">this definition requires T supports the &lt; operator </text:span></text:p>
          <draw:enhanced-geometry svg:viewBox="0 0 21600 21600" draw:type="mso-spt202" draw:enhanced-path="M 0 0 L 21600 0 21600 21600 0 21600 0 0 Z N"/>
        </draw:custom-shape>
        <draw:line draw:style-name="gr14" draw:text-style-name="P5" draw:layer="layout" svg:x1="5.1cm" svg:y1="12.2cm" svg:x2="4.1cm" svg:y2="12.2cm">
          <text:p/>
        </draw:line>
        <draw:line draw:style-name="gr5" draw:text-style-name="P5" draw:layer="layout" svg:x1="4.1cm" svg:y1="12.2cm" svg:x2="4.1cm" svg:y2="11.2cm">
          <text:p/>
        </draw:line>
        <draw:custom-shape draw:style-name="gr72" draw:text-style-name="P2" draw:layer="layout" svg:width="22.358cm" svg:height="2.029cm" svg:x="2.756cm" svg:y="13.4cm">
          <text:p><text:span text:style-name="T2">struct date { ... };</text:span></text:p>
          <text:p><text:span text:style-name="T2">bool operator&lt;(const date &amp;, const date &amp;);</text:span></text:p>
          <draw:enhanced-geometry svg:viewBox="0 0 21600 21600" draw:type="rectangle" draw:enhanced-path="M 0 0 L 21600 0 21600 21600 0 21600 0 0 Z N"/>
        </draw:custom-shape>
        <draw:custom-shape draw:style-name="gr73" draw:text-style-name="P2" draw:layer="layout" svg:width="18.524cm" svg:height="2.96cm" svg:x="3.476cm" svg:y="16.4cm">
          <text:p><text:span text:style-name="T2">date earliest,estimate; </text:span></text:p>
          <text:p><text:span text:style-name="T2">...</text:span></text:p>
          <text:p><text:span text:style-name="T2">earliest = min(earliest, estimate);</text:span></text:p>
          <draw:enhanced-geometry svg:viewBox="0 0 21600 21600" draw:type="rectangle" draw:enhanced-path="M 0 0 L 21600 0 21600 21600 0 21600 0 0 Z N"/>
        </draw:custom-shape>
        <draw:custom-shape draw:style-name="gr32" draw:text-style-name="P14" draw:layer="layout" svg:width="3.5cm" svg:height="3.72cm" svg:x="22.2cm" svg:y="16.18cm">
          <text:p text:style-name="P13"><text:span text:style-name="T7"></text:span></text:p>
          <draw:enhanced-geometry svg:viewBox="0 0 21600 21600" draw:type="rectangle" draw:enhanced-path="M 0 0 L 21600 0 21600 21600 0 21600 0 0 Z N"/>
        </draw:custom-shape>
        <draw:custom-shape draw:style-name="gr61" draw:text-style-name="P6" draw:layer="layout" svg:width="1.259cm" svg:height="1.397cm" svg:x="10.1cm" svg:y="8.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6" draw:layer="layout" svg:width="1.259cm" svg:height="1.397cm" svg:x="12.601cm" svg:y="5.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5" draw:layer="layout" svg:x1="12.7cm" svg:y1="7cm" svg:x2="11.2cm" svg:y2="8.5cm">
          <text:p/>
        </draw:lin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END OF CHAPTER HERE?</text:p>
          </draw:text-box>
        </draw:frame>
        <draw:frame presentation:style-name="pr2" draw:layer="layout" svg:width="25.199cm" svg:height="17cm" svg:x="1.4cm" svg:y="3cm" presentation:class="outline">
          <draw:text-box>
            <text:list text:style-name="L2">
              <text:list-item>
                <text:p>possibly...</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7"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Function Templates Arguments</text:p>
          </draw:text-box>
        </draw:frame>
        <draw:frame presentation:style-name="pr2" draw:layer="layout" svg:width="25.199cm" svg:height="17cm" svg:x="1.4cm" svg:y="3cm" presentation:class="outline">
          <draw:text-box>
            <text:list text:style-name="L2">
              <text:list-item>
                <text:p>How to pass - by copy or by const &amp;</text:p>
                <text:list>
                  <text:list-item>
                    <text:p>Is by copy optimal for primitive types?</text:p>
                  </text:list-item>
                  <text:list-item>
                    <text:p>Is by const &amp; optimal for non-primitive types?</text:p>
                  </text:list-item>
                  <text:list-item>
                    <text:p>STL functional style favours pass by copy</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presentation:user-transformed="true">
          <draw:text-box>
            <text:p>Template Type Requirements</text:p>
          </draw:text-box>
        </draw:frame>
        <draw:frame presentation:style-name="pr2" draw:layer="layout" svg:width="25.199cm" svg:height="17cm" svg:x="1.4cm" svg:y="3cm" presentation:class="outline" presentation:placeholder="true" presentation:user-transformed="true">
          <draw:text-box/>
        </draw:frame>
        <draw:custom-shape draw:style-name="gr60" draw:text-style-name="P2" draw:layer="layout" svg:width="17.266cm" svg:height="4.822cm" svg:x="3cm" svg:y="4.178cm">
          <text:p><text:span text:style-name="T2">template&lt;typename T&gt;</text:span></text:p>
          <text:p><text:span text:style-name="T2">T min(T lhs, T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75" draw:text-style-name="P2" draw:layer="layout" svg:width="22.358cm" svg:height="4.822cm" svg:x="3cm" svg:y="12.3cm">
          <text:p><text:span text:style-name="T2">template&lt;typename T&gt;</text:span></text:p>
          <text:p><text:span text:style-name="T2">const T &amp; min(const T &amp; lhs, const T &amp; rhs)</text:span></text:p>
          <text:p><text:span text:style-name="T2">{</text:span></text:p>
          <text:p><text:span text:style-name="T2"><text:s text:c="2"/></text:span><text:span text:style-name="T2">return lhs &lt; rhs ? lhs : rhs; </text:span></text:p>
          <text:p><text:span text:style-name="T2">}</text:span></text:p>
          <draw:enhanced-geometry svg:viewBox="0 0 21600 21600" draw:type="rectangle" draw:enhanced-path="M 0 0 L 21600 0 21600 21600 0 21600 0 0 Z N"/>
        </draw:custom-shape>
        <draw:custom-shape draw:style-name="gr24" draw:text-style-name="P12" draw:layer="layout" svg:width="20.532cm" svg:height="2.631cm" svg:x="4.468cm" svg:y="9.1cm">
          <text:p text:style-name="P13"><text:span text:style-name="T5">this definition requires T supports the &lt; operator </text:span></text:p>
          <text:p text:style-name="P13"><text:span text:style-name="T14">and</text:span><text:span text:style-name="T5"> be copyable</text:span></text:p>
          <draw:enhanced-geometry svg:viewBox="0 0 21600 21600" draw:type="mso-spt202" draw:enhanced-path="M 0 0 L 21600 0 21600 21600 0 21600 0 0 Z N"/>
        </draw:custom-shape>
        <draw:custom-shape draw:style-name="gr24" draw:text-style-name="P12" draw:layer="layout" svg:width="20.532cm" svg:height="2.631cm" svg:x="4.8cm" svg:y="17.8cm">
          <text:p text:style-name="P13"><text:span text:style-name="T5">this definition requires T supports the &lt; operator </text:span></text:p>
          <draw:enhanced-geometry svg:viewBox="0 0 21600 21600" draw:type="mso-spt202" draw:enhanced-path="M 0 0 L 21600 0 21600 21600 0 21600 0 0 Z N"/>
        </draw:custom-shape>
        <draw:line draw:style-name="gr14" draw:text-style-name="P5" draw:layer="layout" svg:x1="4.5cm" svg:y1="10.5cm" svg:x2="3.5cm" svg:y2="10.5cm">
          <text:p/>
        </draw:line>
        <draw:line draw:style-name="gr5" draw:text-style-name="P5" draw:layer="layout" svg:x1="3.5cm" svg:y1="10.5cm" svg:x2="3.5cm" svg:y2="9.5cm">
          <text:p/>
        </draw:line>
        <draw:line draw:style-name="gr14" draw:text-style-name="P5" draw:layer="layout" svg:x1="4.5cm" svg:y1="18.6cm" svg:x2="3.5cm" svg:y2="18.6cm">
          <text:p/>
        </draw:line>
        <draw:line draw:style-name="gr5" draw:text-style-name="P5" draw:layer="layout" svg:x1="3.5cm" svg:y1="18.6cm" svg:x2="3.5cm" svg:y2="17.6cm">
          <text:p/>
        </draw:line>
        <presentation:notes draw:style-name="dp2">
          <draw:page-thumbnail draw:style-name="gr1" draw:layer="layout" svg:width="14.848cm" svg:height="11.136cm" svg:x="3.075cm" svg:y="2.257cm" draw:page-number="24" presentation:class="page"/>
          <draw:frame presentation:style-name="pr3" draw:text-style-name="P7"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Function Template Inclusion</text:p>
          </draw:text-box>
        </draw:frame>
        <draw:frame presentation:style-name="pr2" draw:layer="layout" svg:width="25.199cm" svg:height="17cm" svg:x="1.4cm" svg:y="3cm" presentation:class="outline">
          <draw:text-box>
            <text:list text:style-name="L2">
              <text:list-item>
                <text:p>Don't use the normal header file-source file separation model for templates - it doesn't work</text:p>
              </text:list-item>
            </text:list>
          </draw:text-box>
        </draw:frame>
        <draw:custom-shape draw:style-name="gr76" draw:text-style-name="P22" draw:layer="layout" svg:width="11.941cm" svg:height="3.8cm" svg:x="2.48cm" svg:y="7.7cm">
          <text:p><text:span text:style-name="T13">template&lt;typename T&gt;</text:span></text:p>
          <text:p><text:span text:style-name="T13">T min(T lhs, T rhs);</text:span></text:p>
          <text:p><text:span text:style-name="T13"/></text:p>
          <text:p><text:span text:style-name="T13">#include “min-template.hpp”</text:span></text:p>
          <draw:enhanced-geometry svg:viewBox="0 0 21600 21600" draw:type="rectangle" draw:enhanced-path="M 0 0 L 21600 0 21600 21600 0 21600 0 0 Z N"/>
        </draw:custom-shape>
        <draw:custom-shape draw:style-name="gr4" draw:text-style-name="P14" draw:layer="layout" svg:width="8.242cm" svg:height="1.173cm" svg:x="2.384cm" svg:y="6.548cm">
          <text:p text:style-name="P13"><text:span text:style-name="T8">min.hpp</text:span></text:p>
          <draw:enhanced-geometry svg:viewBox="0 0 21600 21600" draw:type="mso-spt202" draw:enhanced-path="M 0 0 L 21600 0 21600 21600 0 21600 0 0 Z N"/>
        </draw:custom-shape>
        <draw:custom-shape draw:style-name="gr76" draw:text-style-name="P22" draw:layer="layout" svg:width="11.941cm" svg:height="4.843cm" svg:x="2.46cm" svg:y="14.1cm">
          <text:p><text:span text:style-name="T13">template&lt;typename T&gt;</text:span></text:p>
          <text:p><text:span text:style-name="T13">T min(T lhs, T rhs)</text:span></text:p>
          <text:p><text:span text:style-name="T13">{</text:span></text:p>
          <text:p><text:span text:style-name="T13"><text:s text:c="2"/></text:span><text:span text:style-name="T13">return lhs &lt; rhs </text:span></text:p>
          <text:p><text:span text:style-name="T13"><text:s text:c="4"/></text:span><text:span text:style-name="T13">? lhs : rhs;</text:span></text:p>
          <text:p><text:span text:style-name="T13">}</text:span></text:p>
          <draw:enhanced-geometry svg:viewBox="0 0 21600 21600" draw:type="rectangle" draw:enhanced-path="M 0 0 L 21600 0 21600 21600 0 21600 0 0 Z N"/>
        </draw:custom-shape>
        <draw:custom-shape draw:style-name="gr4" draw:text-style-name="P14" draw:layer="layout" svg:width="8.242cm" svg:height="1.173cm" svg:x="2.384cm" svg:y="12.759cm">
          <text:p text:style-name="P13"><text:span text:style-name="T8">min-template.hpp</text:span></text:p>
          <draw:enhanced-geometry svg:viewBox="0 0 21600 21600" draw:type="mso-spt202" draw:enhanced-path="M 0 0 L 21600 0 21600 21600 0 21600 0 0 Z N"/>
        </draw:custom-shape>
        <draw:custom-shape draw:style-name="gr77" draw:text-style-name="P22" draw:layer="layout" svg:width="9.441cm" svg:height="4.843cm" svg:x="16.459cm" svg:y="10.5cm">
          <text:p><text:span text:style-name="T13">template&lt;typename T&gt;</text:span></text:p>
          <text:p><text:span text:style-name="T13">T min(T lhs, T rhs)</text:span></text:p>
          <text:p><text:span text:style-name="T13">{</text:span></text:p>
          <text:p><text:span text:style-name="T13"><text:s text:c="2"/></text:span><text:span text:style-name="T13">return lhs &lt; rhs</text:span></text:p>
          <text:p><text:span text:style-name="T13"><text:s text:c="4"/></text:span><text:span text:style-name="T13">? lhs : rhs;</text:span></text:p>
          <text:p><text:span text:style-name="T13">}</text:span></text:p>
          <draw:enhanced-geometry svg:viewBox="0 0 21600 21600" draw:type="rectangle" draw:enhanced-path="M 0 0 L 21600 0 21600 21600 0 21600 0 0 Z N"/>
        </draw:custom-shape>
        <draw:custom-shape draw:style-name="gr4" draw:text-style-name="P14" draw:layer="layout" svg:width="8.242cm" svg:height="1.173cm" svg:x="16.489cm" svg:y="9.34cm">
          <text:p text:style-name="P13"><text:span text:style-name="T8">min.hpp</text:span></text:p>
          <draw:enhanced-geometry svg:viewBox="0 0 21600 21600" draw:type="mso-spt202" draw:enhanced-path="M 0 0 L 21600 0 21600 21600 0 21600 0 0 Z N"/>
        </draw:custom-shape>
        <draw:line draw:style-name="gr5" draw:text-style-name="P5" draw:layer="layout" svg:x1="11.3cm" svg:y1="10.9cm" svg:x2="11.3cm" svg:y2="13.9cm">
          <text:p/>
        </draw:line>
        <presentation:notes draw:style-name="dp2">
          <draw:page-thumbnail draw:style-name="gr1" draw:layer="layout" svg:width="14.848cm" svg:height="11.136cm" svg:x="3.075cm" svg:y="2.257cm" draw:page-number="25" presentation:class="page"/>
          <draw:frame presentation:style-name="pr3" draw:text-style-name="P7"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5" draw:layer="layout" svg:width="25.199cm" svg:height="2.164cm" svg:x="1.4cm" svg:y="0.037cm" presentation:class="title">
          <draw:text-box>
            <text:p>References</text:p>
          </draw:text-box>
        </draw:frame>
        <draw:frame presentation:style-name="pr2" draw:layer="layout" svg:width="25.199cm" svg:height="17cm" svg:x="1.4cm" svg:y="3cm" presentation:class="outline">
          <draw:text-box>
            <text:list text:style-name="L2">
              <text:list-item>
                <text:p>Originally added to C++ to support operator overloading</text:p>
              </text:list-item>
            </text:list>
          </draw:text-box>
        </draw:frame>
        <draw:custom-shape draw:style-name="gr78" draw:text-style-name="P2" draw:layer="layout" svg:width="16.258cm" svg:height="2.96cm" svg:x="4.051cm" svg:y="6.256cm">
          <text:p><text:span text:style-name="T2">int deadline, today;</text:span></text:p>
          <text:p><text:span text:style-name="T2">...</text:span></text:p>
          <text:p><text:span text:style-name="T2">if (deadline == today)...</text:span></text:p>
          <draw:enhanced-geometry svg:viewBox="0 0 21600 21600" draw:type="rectangle" draw:enhanced-path="M 0 0 L 21600 0 21600 21600 0 21600 0 0 Z N"/>
        </draw:custom-shape>
        <draw:custom-shape draw:style-name="gr79" draw:text-style-name="P2" draw:layer="layout" svg:width="16.258cm" svg:height="2.029cm" svg:x="4.042cm" svg:y="15.38cm">
          <text:p><text:span text:style-name="T2">date deadline, today;</text:span></text:p>
          <text:p><text:span text:style-name="T2">if (&amp;deadline == &amp;today)...</text:span></text:p>
          <draw:enhanced-geometry svg:viewBox="0 0 21600 21600" draw:type="rectangle" draw:enhanced-path="M 0 0 L 21600 0 21600 21600 0 21600 0 0 Z N"/>
        </draw:custom-shape>
        <draw:custom-shape draw:style-name="gr80" draw:text-style-name="P2" draw:layer="layout" svg:width="22.866cm" svg:height="2.029cm" svg:x="1.911cm" svg:y="11.749cm">
          <text:p><text:span text:style-name="T2">struct date { ... };</text:span></text:p>
          <text:p><text:span text:style-name="T2">bool operator==(const date *, const date *);</text:span></text:p>
          <draw:enhanced-geometry svg:viewBox="0 0 21600 21600" draw:type="rectangle" draw:enhanced-path="M 0 0 L 21600 0 21600 21600 0 21600 0 0 Z N"/>
        </draw:custom-shape>
        <draw:custom-shape draw:style-name="gr32" draw:text-style-name="P14" draw:layer="layout" svg:width="3.5cm" svg:height="3.72cm" svg:x="20.5cm" svg:y="5.88cm">
          <text:p text:style-name="P13"><text:span text:style-name="T7"></text:span></text:p>
          <draw:enhanced-geometry svg:viewBox="0 0 21600 21600" draw:type="rectangle" draw:enhanced-path="M 0 0 L 21600 0 21600 21600 0 21600 0 0 Z N"/>
        </draw:custom-shape>
        <draw:custom-shape draw:style-name="gr4" draw:text-style-name="P14" draw:layer="layout" svg:width="8.242cm" svg:height="1.173cm" svg:x="15.3cm" svg:y="18.327cm">
          <text:p text:style-name="P13"><text:span text:style-name="T8">non idiomatic</text:span></text:p>
          <draw:enhanced-geometry svg:viewBox="0 0 21600 21600" draw:type="mso-spt202" draw:enhanced-path="M 0 0 L 21600 0 21600 21600 0 21600 0 0 Z N"/>
        </draw:custom-shape>
        <draw:line draw:style-name="gr14" draw:text-style-name="P5" draw:layer="layout" svg:x1="14.8cm" svg:y1="19cm" svg:x2="6.5cm" svg:y2="19cm">
          <text:p/>
        </draw:line>
        <draw:line draw:style-name="gr5" draw:text-style-name="P5" draw:layer="layout" svg:x1="13.2cm" svg:y1="19cm" svg:x2="13.2cm" svg:y2="17.5cm">
          <text:p/>
        </draw:line>
        <draw:line draw:style-name="gr5" draw:text-style-name="P5" draw:layer="layout" svg:x1="6.515cm" svg:y1="19cm" svg:x2="6.515cm" svg:y2="17.5cm">
          <text:p/>
        </draw:line>
        <draw:line draw:style-name="gr5" draw:text-style-name="P5" draw:layer="layout" svg:x1="16.1cm" svg:y1="14.9cm" svg:x2="16.1cm" svg:y2="13.9cm">
          <text:p/>
        </draw:line>
        <draw:line draw:style-name="gr5" draw:text-style-name="P5" draw:layer="layout" svg:x1="23.2cm" svg:y1="14.9cm" svg:x2="23.2cm" svg:y2="13.9cm">
          <text:p/>
        </draw:line>
        <draw:custom-shape draw:style-name="gr33" draw:text-style-name="P14" draw:layer="layout" svg:width="2.016cm" svg:height="2.787cm" svg:x="20.441cm" svg:y="15.04cm">
          <text:p text:style-name="P13"><text:span text:style-name="T6"></text:span></text:p>
          <draw:enhanced-geometry svg:viewBox="0 0 21600 21600" draw:type="rectangle" draw:enhanced-path="M 0 0 L 21600 0 21600 21600 0 21600 0 0 Z N"/>
        </draw:custom-shape>
        <draw:custom-shape draw:style-name="gr33" draw:text-style-name="P14" draw:layer="layout" svg:width="2.016cm" svg:height="2.787cm" svg:x="24.641cm" svg:y="11.141cm">
          <text:p text:style-name="P13"><text:span text:style-name="T6"></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100%" draw:fill-image-width="0cm" draw:fill-image-height="0cm"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63H05M34S</meta:editing-duration>
    <meta:editing-cycles>84</meta:editing-cycles>
    <dc:date>2011-03-20T13:03:33</dc:date>
    <meta:generator>NeoOffice/3.1.2$Unix OpenOffice.org_project/Patch 4</meta:generator>
    <meta:document-statistic meta:object-count="885"/>
  </office:meta>
</office:document-meta>
</file>